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4.039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26"/>
    <style:style style:name="ce4" style:family="table-cell" style:parent-style-name="Default" style:data-style-name="N11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yply-50times-comple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6" table:default-cell-style-name="Default"/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cold FUSE (s)</text:p>
          </table:table-cell>
          <table:table-cell table:style-name="ce9" office:value-type="string" calcext:value-type="string">
            <text:p>Hot FUSE (s)</text:p>
          </table:table-cell>
          <table:table-cell table:style-name="ce9" office:value-type="string" calcext:value-type="string">
            <text:p>vault total (s)</text:p>
          </table:table-cell>
          <table:table-cell table:style-name="ce9" office:value-type="string" calcext:value-type="string">
            <text:p>Vault – computation (s, baseline)</text:p>
          </table:table-cell>
          <table:table-cell table:number-columns-repeated="3" table:style-name="ce3" office:value-type="string" calcext:value-type="string">
            <text:p>results</text:p>
          </table:table-cell>
          <table:table-cell table:style-name="ce3" office:value-type="string" calcext:value-type="string">
            <text:p>waiting for graph (s)</text:p>
          </table:table-cell>
          <table:table-cell table:style-name="ce3" office:value-type="string" calcext:value-type="string">
            <text:p>waiting for graph ( overhead %)</text:p>
          </table:table-cell>
          <table:table-cell table:style-name="ce3" office:value-type="string" calcext:value-type="string">
            <text:p>waiting for hashes (s)</text:p>
          </table:table-cell>
          <table:table-cell table:style-name="ce3" office:value-type="string" calcext:value-type="string">
            <text:p>waiting for hashes (overhead %)</text:p>
          </table:table-cell>
          <table:table-cell table:style-name="ce3" office:value-type="string" calcext:value-type="string">
            <text:p>Waiting for objstorage (s)</text:p>
          </table:table-cell>
          <table:table-cell table:style-name="ce3" office:value-type="string" calcext:value-type="string">
            <text:p>Waiting for objstorage ( %)</text:p>
          </table:table-cell>
          <table:table-cell table:style-name="ce3" office:value-type="string" calcext:value-type="string">
            <text:p>cold FUSE overhead (s)</text:p>
          </table:table-cell>
          <table:table-cell table:style-name="ce3" office:value-type="string" calcext:value-type="string">
            <text:p>cold FUSE overhead ( %)</text:p>
          </table:table-cell>
          <table:table-cell table:style-name="ce3" office:value-type="string" calcext:value-type="string">
            <text:p>hot FUSE overhead (s)</text:p>
          </table:table-cell>
          <table:table-cell table:style-name="ce3" office:value-type="string" calcext:value-type="string">
            <text:p>hot FUSE overhead ( %)</text:p>
          </table:table-cell>
          <table:table-cell table:style-name="ce3" office:value-type="string" calcext:value-type="string">
            <text:p>Vault vs. Cold FUSE</text:p>
          </table:table-cell>
        </table:table-row>
        <table:table-row table:style-name="ro2">
          <table:table-cell table:style-name="ce2" office:value-type="date" office:date-value="2025-04-14T18:07:07" calcext:value-type="date">
            <text:p>2025-04-14T18:07:07</text:p>
          </table:table-cell>
          <table:table-cell office:value-type="string" calcext:value-type="string">
            <text:p>swh:1:dir:d6654582d96a42cffe6065f941a69fa02626ff2b</text:p>
          </table:table-cell>
          <table:table-cell office:value-type="float" office:value="6.56625265907496" calcext:value-type="float">
            <text:p>6,566</text:p>
          </table:table-cell>
          <table:table-cell office:value-type="float" office:value="1.85006546834484" calcext:value-type="float">
            <text:p>1,850</text:p>
          </table:table-cell>
          <table:table-cell office:value-type="float" office:value="7.09076424688101" calcext:value-type="float">
            <text:p>7,091</text:p>
          </table:table-cell>
          <table:table-cell office:value-type="float" office:value="0.0553937149234116" calcext:value-type="float">
            <text:p>0,055</text:p>
          </table:table-cell>
          <table:table-cell table:number-columns-repeated="2" office:value-type="string" calcext:value-type="string">
            <text:p>92,96% Python</text:p>
          </table:table-cell>
          <table:table-cell office:value-type="string" calcext:value-type="string">
            <text:p>92,91% Python</text:p>
          </table:table-cell>
          <table:table-cell office:value-type="float" office:value="19.65604" calcext:value-type="float">
            <text:p>19,65604</text:p>
          </table:table-cell>
          <table:table-cell table:style-name="ce4" table:formula="of:=[.J2]/[.P2]" office:value-type="percentage" office:value="3.01896265432939" calcext:value-type="percentage">
            <text:p>301,90 %</text:p>
          </table:table-cell>
          <table:table-cell office:value-type="float" office:value="0.019646" calcext:value-type="float">
            <text:p>0,019646</text:p>
          </table:table-cell>
          <table:table-cell table:style-name="ce4" table:formula="of:=[.L2]/[.P2]" office:value-type="percentage" office:value="0.00301742061508601" calcext:value-type="percentage">
            <text:p>0,30 %</text:p>
          </table:table-cell>
          <table:table-cell office:value-type="float" office:value="0.597587" calcext:value-type="float">
            <text:p>0,597587</text:p>
          </table:table-cell>
          <table:table-cell table:style-name="ce4" table:formula="of:=[.N2]/[.P2]" office:value-type="percentage" office:value="0.0917831280213479" calcext:value-type="percentage">
            <text:p>9,18 %</text:p>
          </table:table-cell>
          <table:table-cell table:style-name="ce5" table:formula="of:=[.C2]-[.F2]" office:value-type="float" office:value="6.51085894415155" calcext:value-type="float">
            <text:p>6,51</text:p>
          </table:table-cell>
          <table:table-cell table:style-name="ce4" table:formula="of:=[.P2]/[.F2]" office:value-type="percentage" office:value="117.537864235204" calcext:value-type="percentage">
            <text:p>11753,79 %</text:p>
          </table:table-cell>
          <table:table-cell table:style-name="ce5" table:formula="of:=[.D2]-[.F2]" office:value-type="float" office:value="1.79467175342143" calcext:value-type="float">
            <text:p>1,79</text:p>
          </table:table-cell>
          <table:table-cell table:style-name="ce4" table:formula="of:=[.R2]/[.F2]" office:value-type="percentage" office:value="32.3984725686438" calcext:value-type="percentage">
            <text:p>3239,85 %</text:p>
          </table:table-cell>
          <table:table-cell table:style-name="ce4" table:formula="of:=[.E2]/[.C2]" office:value-type="percentage" office:value="1.07987989726243" calcext:value-type="percentage">
            <text:p>107,99 %</text:p>
          </table:table-cell>
        </table:table-row>
        <table:table-row table:style-name="ro2">
          <table:table-cell table:style-name="ce2" office:value-type="date" office:date-value="2025-04-14T18:08:25" calcext:value-type="date">
            <text:p>2025-04-14T18:08:25</text:p>
          </table:table-cell>
          <table:table-cell office:value-type="string" calcext:value-type="string">
            <text:p>swh:1:dir:fa1c4403b3c20ab8888f1f7d7eb677dd00aff338</text:p>
          </table:table-cell>
          <table:table-cell office:value-type="float" office:value="0.181344808079302" calcext:value-type="float">
            <text:p>0,181</text:p>
          </table:table-cell>
          <table:table-cell office:value-type="float" office:value="0.0300134969875217" calcext:value-type="float">
            <text:p>0,030</text:p>
          </table:table-cell>
          <table:table-cell office:value-type="float" office:value="0.996322793886066" calcext:value-type="float">
            <text:p>0,996</text:p>
          </table:table-cell>
          <table:table-cell office:value-type="float" office:value="0.0216676788404584" calcext:value-type="float">
            <text:p>0,022</text:p>
          </table:table-cell>
          <table:table-cell table:number-columns-repeated="3" office:value-type="string" calcext:value-type="string">
            <text:p>96,77% Python</text:p>
          </table:table-cell>
          <table:table-cell office:value-type="float" office:value="0.283085" calcext:value-type="float">
            <text:p>0,283085</text:p>
          </table:table-cell>
          <table:table-cell table:style-name="ce4" table:formula="of:=[.J3]/[.P3]" office:value-type="percentage" office:value="1.77285877664148" calcext:value-type="percentage">
            <text:p>177,29 %</text:p>
          </table:table-cell>
          <table:table-cell office:value-type="float" office:value="0.001202" calcext:value-type="float">
            <text:p>0,001202</text:p>
          </table:table-cell>
          <table:table-cell table:style-name="ce4" table:formula="of:=[.L3]/[.P3]" office:value-type="percentage" office:value="0.00752769044464757" calcext:value-type="percentage">
            <text:p>0,75 %</text:p>
          </table:table-cell>
          <table:table-cell office:value-type="float" office:value="0.012153" calcext:value-type="float">
            <text:p>0,012153</text:p>
          </table:table-cell>
          <table:table-cell table:style-name="ce4" table:formula="of:=[.N3]/[.P3]" office:value-type="percentage" office:value="0.076109835252747" calcext:value-type="percentage">
            <text:p>7,61 %</text:p>
          </table:table-cell>
          <table:table-cell table:style-name="ce5" table:formula="of:=[.C3]-[.F3]" office:value-type="float" office:value="0.159677129238844" calcext:value-type="float">
            <text:p>0,16</text:p>
          </table:table-cell>
          <table:table-cell table:style-name="ce4" table:formula="of:=[.P3]/[.F3]" office:value-type="percentage" office:value="7.36936939182849" calcext:value-type="percentage">
            <text:p>736,94 %</text:p>
          </table:table-cell>
          <table:table-cell table:style-name="ce5" table:formula="of:=[.D3]-[.F3]" office:value-type="float" office:value="0.00834581814706326" calcext:value-type="float">
            <text:p>0,01</text:p>
          </table:table-cell>
          <table:table-cell table:style-name="ce4" table:formula="of:=[.R3]/[.F3]" office:value-type="percentage" office:value="0.38517361312739" calcext:value-type="percentage">
            <text:p>38,52 %</text:p>
          </table:table-cell>
          <table:table-cell table:style-name="ce4" table:formula="of:=[.E3]/[.C3]" office:value-type="percentage" office:value="5.49407950764365" calcext:value-type="percentage">
            <text:p>549,41 %</text:p>
          </table:table-cell>
        </table:table-row>
        <table:table-row table:style-name="ro2">
          <table:table-cell table:style-name="ce2" office:value-type="date" office:date-value="2025-04-14T18:08:55" calcext:value-type="date">
            <text:p>2025-04-14T18:08:55</text:p>
          </table:table-cell>
          <table:table-cell office:value-type="string" calcext:value-type="string">
            <text:p>swh:1:dir:60fd25131b74786cd268587034b9888b251a02d0</text:p>
          </table:table-cell>
          <table:table-cell office:value-type="float" office:value="0.0802292358130217" calcext:value-type="float">
            <text:p>0,080</text:p>
          </table:table-cell>
          <table:table-cell office:value-type="float" office:value="0.0286726499907672" calcext:value-type="float">
            <text:p>0,029</text:p>
          </table:table-cell>
          <table:table-cell office:value-type="float" office:value="0.976600262336433" calcext:value-type="float">
            <text:p>0,977</text:p>
          </table:table-cell>
          <table:table-cell office:value-type="float" office:value="0.0179614289663732" calcext:value-type="float">
            <text:p>0,018</text:p>
          </table:table-cell>
          <table:table-cell table:number-columns-repeated="3" office:value-type="string" calcext:value-type="string">
            <text:p>98,32% Python</text:p>
          </table:table-cell>
          <table:table-cell office:value-type="float" office:value="0.068003" calcext:value-type="float">
            <text:p>0,068003</text:p>
          </table:table-cell>
          <table:table-cell table:style-name="ce4" table:formula="of:=[.J4]/[.P4]" office:value-type="percentage" office:value="1.09210526986242" calcext:value-type="percentage">
            <text:p>109,21 %</text:p>
          </table:table-cell>
          <table:table-cell office:value-type="float" office:value="0.0003" calcext:value-type="float">
            <text:p>0,0003</text:p>
          </table:table-cell>
          <table:table-cell table:style-name="ce4" table:formula="of:=[.L4]/[.P4]" office:value-type="percentage" office:value="0.00481789893032257" calcext:value-type="percentage">
            <text:p>0,48 %</text:p>
          </table:table-cell>
          <table:table-cell office:value-type="float" office:value="0.019682" calcext:value-type="float">
            <text:p>0,019682</text:p>
          </table:table-cell>
          <table:table-cell table:style-name="ce4" table:formula="of:=[.N4]/[.P4]" office:value-type="percentage" office:value="0.316086289155363" calcext:value-type="percentage">
            <text:p>31,61 %</text:p>
          </table:table-cell>
          <table:table-cell table:style-name="ce5" table:formula="of:=[.C4]-[.F4]" office:value-type="float" office:value="0.0622678068466485" calcext:value-type="float">
            <text:p>0,06</text:p>
          </table:table-cell>
          <table:table-cell table:style-name="ce4" table:formula="of:=[.P4]/[.F4]" office:value-type="percentage" office:value="3.4667512792676" calcext:value-type="percentage">
            <text:p>346,68 %</text:p>
          </table:table-cell>
          <table:table-cell table:style-name="ce5" table:formula="of:=[.D4]-[.F4]" office:value-type="float" office:value="0.010711221024394" calcext:value-type="float">
            <text:p>0,01</text:p>
          </table:table-cell>
          <table:table-cell table:style-name="ce4" table:formula="of:=[.R4]/[.F4]" office:value-type="percentage" office:value="0.596345705258041" calcext:value-type="percentage">
            <text:p>59,63 %</text:p>
          </table:table-cell>
          <table:table-cell table:style-name="ce4" table:formula="of:=[.E4]/[.C4]" office:value-type="percentage" office:value="12.1726232643229" calcext:value-type="percentage">
            <text:p>1217,26 %</text:p>
          </table:table-cell>
        </table:table-row>
        <table:table-row table:style-name="ro2">
          <table:table-cell table:style-name="ce2" office:value-type="date" office:date-value="2025-04-14T18:09:25" calcext:value-type="date">
            <text:p>2025-04-14T18:09:25</text:p>
          </table:table-cell>
          <table:table-cell office:value-type="string" calcext:value-type="string">
            <text:p>swh:1:dir:e5958defb1e0869955ecc6d0c54b434bdcb1d27b</text:p>
          </table:table-cell>
          <table:table-cell office:value-type="float" office:value="0.0690709911286831" calcext:value-type="float">
            <text:p>0,069</text:p>
          </table:table-cell>
          <table:table-cell office:value-type="float" office:value="0.0259614703245461" calcext:value-type="float">
            <text:p>0,026</text:p>
          </table:table-cell>
          <table:table-cell office:value-type="float" office:value="3.06536187883467" calcext:value-type="float">
            <text:p>3,065</text:p>
          </table:table-cell>
          <table:table-cell office:value-type="float" office:value="0.0191618278622627" calcext:value-type="float">
            <text:p>0,019</text:p>
          </table:table-cell>
          <table:table-cell table:number-columns-repeated="3" office:value-type="string" calcext:value-type="string">
            <text:p>54,21% Python</text:p>
          </table:table-cell>
          <table:table-cell office:value-type="float" office:value="0.059372" calcext:value-type="float">
            <text:p>0,059372</text:p>
          </table:table-cell>
          <table:table-cell table:style-name="ce4" table:formula="of:=[.J5]/[.P5]" office:value-type="percentage" office:value="1.18960118972674" calcext:value-type="percentage">
            <text:p>118,96 %</text:p>
          </table:table-cell>
          <table:table-cell office:value-type="float" office:value="0.000717" calcext:value-type="float">
            <text:p>0,000717</text:p>
          </table:table-cell>
          <table:table-cell table:style-name="ce4" table:formula="of:=[.L5]/[.P5]" office:value-type="percentage" office:value="0.0143660993908589" calcext:value-type="percentage">
            <text:p>1,44 %</text:p>
          </table:table-cell>
          <table:table-cell office:value-type="float" office:value="0.01326" calcext:value-type="float">
            <text:p>0,01326</text:p>
          </table:table-cell>
          <table:table-cell table:style-name="ce4" table:formula="of:=[.N5]/[.P5]" office:value-type="percentage" office:value="0.265682674927182" calcext:value-type="percentage">
            <text:p>26,57 %</text:p>
          </table:table-cell>
          <table:table-cell table:style-name="ce5" table:formula="of:=[.C5]-[.F5]" office:value-type="float" office:value="0.0499091632664204" calcext:value-type="float">
            <text:p>0,05</text:p>
          </table:table-cell>
          <table:table-cell table:style-name="ce4" table:formula="of:=[.P5]/[.F5]" office:value-type="percentage" office:value="2.60461390349463" calcext:value-type="percentage">
            <text:p>260,46 %</text:p>
          </table:table-cell>
          <table:table-cell table:style-name="ce5" table:formula="of:=[.D5]-[.F5]" office:value-type="float" office:value="0.00679964246228337" calcext:value-type="float">
            <text:p>0,01</text:p>
          </table:table-cell>
          <table:table-cell table:style-name="ce4" table:formula="of:=[.R5]/[.F5]" office:value-type="percentage" office:value="0.354853540651755" calcext:value-type="percentage">
            <text:p>35,49 %</text:p>
          </table:table-cell>
          <table:table-cell table:style-name="ce4" table:formula="of:=[.E5]/[.C5]" office:value-type="percentage" office:value="44.3798739346845" calcext:value-type="percentage">
            <text:p>4437,99 %</text:p>
          </table:table-cell>
        </table:table-row>
        <table:table-row table:style-name="ro2">
          <table:table-cell table:style-name="ce2" office:value-type="date" office:date-value="2025-04-14T18:09:36" calcext:value-type="date">
            <text:p>2025-04-14T18:09:36</text:p>
          </table:table-cell>
          <table:table-cell office:value-type="string" calcext:value-type="string">
            <text:p>swh:1:dir:11833aff4b83e60c036db34546782efb642d1c4e</text:p>
          </table:table-cell>
          <table:table-cell office:value-type="float" office:value="0.42405410297215" calcext:value-type="float">
            <text:p>0,424</text:p>
          </table:table-cell>
          <table:table-cell office:value-type="float" office:value="0.0720246713608503" calcext:value-type="float">
            <text:p>0,072</text:p>
          </table:table-cell>
          <table:table-cell office:value-type="float" office:value="1.03427376691252" calcext:value-type="float">
            <text:p>1,034</text:p>
          </table:table-cell>
          <table:table-cell office:value-type="float" office:value="0.0224063796922565" calcext:value-type="float">
            <text:p>0,022</text:p>
          </table:table-cell>
          <table:table-cell table:number-columns-repeated="2" office:value-type="string" calcext:value-type="string">
            <text:p>93,44% Python</text:p>
          </table:table-cell>
          <table:table-cell office:value-type="string" calcext:value-type="string">
            <text:p>93,46% Python</text:p>
          </table:table-cell>
          <table:table-cell office:value-type="float" office:value="1.349642" calcext:value-type="float">
            <text:p>1,349642</text:p>
          </table:table-cell>
          <table:table-cell table:style-name="ce4" table:formula="of:=[.J6]/[.P6]" office:value-type="percentage" office:value="3.36026304090235" calcext:value-type="percentage">
            <text:p>336,03 %</text:p>
          </table:table-cell>
          <table:table-cell office:value-type="float" office:value="0.001111" calcext:value-type="float">
            <text:p>0,001111</text:p>
          </table:table-cell>
          <table:table-cell table:style-name="ce4" table:formula="of:=[.L6]/[.P6]" office:value-type="percentage" office:value="0.00276610555869076" calcext:value-type="percentage">
            <text:p>0,28 %</text:p>
          </table:table-cell>
          <table:table-cell office:value-type="float" office:value="0.02789" calcext:value-type="float">
            <text:p>0,02789</text:p>
          </table:table-cell>
          <table:table-cell table:style-name="ce4" table:formula="of:=[.N6]/[.P6]" office:value-type="percentage" office:value="0.0694389595246492" calcext:value-type="percentage">
            <text:p>6,94 %</text:p>
          </table:table-cell>
          <table:table-cell table:style-name="ce5" table:formula="of:=[.C6]-[.F6]" office:value-type="float" office:value="0.401647723279893" calcext:value-type="float">
            <text:p>0,40</text:p>
          </table:table-cell>
          <table:table-cell table:style-name="ce4" table:formula="of:=[.P6]/[.F6]" office:value-type="percentage" office:value="17.9255965843827" calcext:value-type="percentage">
            <text:p>1792,56 %</text:p>
          </table:table-cell>
          <table:table-cell table:style-name="ce5" table:formula="of:=[.D6]-[.F6]" office:value-type="float" office:value="0.0496182916685939" calcext:value-type="float">
            <text:p>0,05</text:p>
          </table:table-cell>
          <table:table-cell table:style-name="ce4" table:formula="of:=[.R6]/[.F6]" office:value-type="percentage" office:value="2.21447160809034" calcext:value-type="percentage">
            <text:p>221,45 %</text:p>
          </table:table-cell>
          <table:table-cell table:style-name="ce4" table:formula="of:=[.E6]/[.C6]" office:value-type="percentage" office:value="2.43901370052407" calcext:value-type="percentage">
            <text:p>243,90 %</text:p>
          </table:table-cell>
        </table:table-row>
        <table:table-row table:style-name="ro2">
          <table:table-cell table:style-name="ce2" office:value-type="date" office:date-value="2025-04-14T18:09:55" calcext:value-type="date">
            <text:p>2025-04-14T18:09:55</text:p>
          </table:table-cell>
          <table:table-cell office:value-type="string" calcext:value-type="string">
            <text:p>swh:1:dir:6ccbf586a46892534bb47341a9b50b1d031c7e83</text:p>
          </table:table-cell>
          <table:table-cell office:value-type="float" office:value="0.0553208091296256" calcext:value-type="float">
            <text:p>0,055</text:p>
          </table:table-cell>
          <table:table-cell office:value-type="float" office:value="0.0260230144485831" calcext:value-type="float">
            <text:p>0,026</text:p>
          </table:table-cell>
          <table:table-cell office:value-type="float" office:value="0.945267384871841" calcext:value-type="float">
            <text:p>0,945</text:p>
          </table:table-cell>
          <table:table-cell office:value-type="float" office:value="0.0175768518820405" calcext:value-type="float">
            <text:p>0,018</text:p>
          </table:table-cell>
          <table:table-cell table:number-columns-repeated="3" office:value-type="string" calcext:value-type="string">
            <text:p>98,21% Python</text:p>
          </table:table-cell>
          <table:table-cell office:value-type="float" office:value="0.049692" calcext:value-type="float">
            <text:p>0,049692</text:p>
          </table:table-cell>
          <table:table-cell table:style-name="ce4" table:formula="of:=[.J7]/[.P7]" office:value-type="percentage" office:value="1.31655511567165" calcext:value-type="percentage">
            <text:p>131,66 %</text:p>
          </table:table-cell>
          <table:table-cell office:value-type="float" office:value="0.000143" calcext:value-type="float">
            <text:p>0,000143</text:p>
          </table:table-cell>
          <table:table-cell table:style-name="ce4" table:formula="of:=[.L7]/[.P7]" office:value-type="percentage" office:value="0.00378868593618782" calcext:value-type="percentage">
            <text:p>0,38 %</text:p>
          </table:table-cell>
          <table:table-cell office:value-type="float" office:value="0.00312" calcext:value-type="float">
            <text:p>0,00312</text:p>
          </table:table-cell>
          <table:table-cell table:style-name="ce4" table:formula="of:=[.N7]/[.P7]" office:value-type="percentage" office:value="0.0826622386077343" calcext:value-type="percentage">
            <text:p>8,27 %</text:p>
          </table:table-cell>
          <table:table-cell table:style-name="ce5" table:formula="of:=[.C7]-[.F7]" office:value-type="float" office:value="0.0377439572475851" calcext:value-type="float">
            <text:p>0,04</text:p>
          </table:table-cell>
          <table:table-cell table:style-name="ce4" table:formula="of:=[.P7]/[.F7]" office:value-type="percentage" office:value="2.14736731588156" calcext:value-type="percentage">
            <text:p>214,74 %</text:p>
          </table:table-cell>
          <table:table-cell table:style-name="ce5" table:formula="of:=[.D7]-[.F7]" office:value-type="float" office:value="0.00844616256654263" calcext:value-type="float">
            <text:p>0,01</text:p>
          </table:table-cell>
          <table:table-cell table:style-name="ce4" table:formula="of:=[.R7]/[.F7]" office:value-type="percentage" office:value="0.48052760660586" calcext:value-type="percentage">
            <text:p>48,05 %</text:p>
          </table:table-cell>
          <table:table-cell table:style-name="ce4" table:formula="of:=[.E7]/[.C7]" office:value-type="percentage" office:value="17.0870130018693" calcext:value-type="percentage">
            <text:p>1708,70 %</text:p>
          </table:table-cell>
        </table:table-row>
        <table:table-row table:style-name="ro2">
          <table:table-cell table:style-name="ce2" office:value-type="date" office:date-value="2025-04-14T18:10:03" calcext:value-type="date">
            <text:p>2025-04-14T18:10:03</text:p>
          </table:table-cell>
          <table:table-cell office:value-type="string" calcext:value-type="string">
            <text:p>swh:1:dir:9562031fec54389ee637e79ba9aa9a10d7297cfa</text:p>
          </table:table-cell>
          <table:table-cell office:value-type="float" office:value="0.0941534694284201" calcext:value-type="float">
            <text:p>0,094</text:p>
          </table:table-cell>
          <table:table-cell office:value-type="float" office:value="0.0401653172448278" calcext:value-type="float">
            <text:p>0,040</text:p>
          </table:table-cell>
          <table:table-cell office:value-type="float" office:value="0.959105838090181" calcext:value-type="float">
            <text:p>0,959</text:p>
          </table:table-cell>
          <table:table-cell office:value-type="float" office:value="0.0206716079264879" calcext:value-type="float">
            <text:p>0,021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259901" calcext:value-type="float">
            <text:p>0,259901</text:p>
          </table:table-cell>
          <table:table-cell table:style-name="ce4" table:formula="of:=[.J8]/[.P8]" office:value-type="percentage" office:value="3.53694088156934" calcext:value-type="percentage">
            <text:p>353,69 %</text:p>
          </table:table-cell>
          <table:table-cell office:value-type="float" office:value="0.000246" calcext:value-type="float">
            <text:p>0,000246</text:p>
          </table:table-cell>
          <table:table-cell table:style-name="ce4" table:formula="of:=[.L8]/[.P8]" office:value-type="percentage" office:value="0.00334776494459836" calcext:value-type="percentage">
            <text:p>0,33 %</text:p>
          </table:table-cell>
          <table:table-cell office:value-type="float" office:value="0.004691" calcext:value-type="float">
            <text:p>0,004691</text:p>
          </table:table-cell>
          <table:table-cell table:style-name="ce4" table:formula="of:=[.N8]/[.P8]" office:value-type="percentage" office:value="0.0638388835573614" calcext:value-type="percentage">
            <text:p>6,38 %</text:p>
          </table:table-cell>
          <table:table-cell table:style-name="ce5" table:formula="of:=[.C8]-[.F8]" office:value-type="float" office:value="0.0734818615019321" calcext:value-type="float">
            <text:p>0,07</text:p>
          </table:table-cell>
          <table:table-cell table:style-name="ce4" table:formula="of:=[.P8]/[.F8]" office:value-type="percentage" office:value="3.55472403323666" calcext:value-type="percentage">
            <text:p>355,47 %</text:p>
          </table:table-cell>
          <table:table-cell table:style-name="ce5" table:formula="of:=[.D8]-[.F8]" office:value-type="float" office:value="0.0194937093183398" calcext:value-type="float">
            <text:p>0,02</text:p>
          </table:table-cell>
          <table:table-cell table:style-name="ce4" table:formula="of:=[.R8]/[.F8]" office:value-type="percentage" office:value="0.943018529940345" calcext:value-type="percentage">
            <text:p>94,30 %</text:p>
          </table:table-cell>
          <table:table-cell table:style-name="ce4" table:formula="of:=[.E8]/[.C8]" office:value-type="percentage" office:value="10.1866223720979" calcext:value-type="percentage">
            <text:p>1018,66 %</text:p>
          </table:table-cell>
        </table:table-row>
        <table:table-row table:style-name="ro2">
          <table:table-cell table:style-name="ce2" office:value-type="date" office:date-value="2025-04-14T18:10:11" calcext:value-type="date">
            <text:p>2025-04-14T18:10:11</text:p>
          </table:table-cell>
          <table:table-cell office:value-type="string" calcext:value-type="string">
            <text:p>swh:1:dir:5241060c97632226fb7daafa87a7ec8319ec996e</text:p>
          </table:table-cell>
          <table:table-cell office:value-type="float" office:value="0.0996415372937918" calcext:value-type="float">
            <text:p>0,100</text:p>
          </table:table-cell>
          <table:table-cell office:value-type="float" office:value="0.0366270849481225" calcext:value-type="float">
            <text:p>0,037</text:p>
          </table:table-cell>
          <table:table-cell office:value-type="float" office:value="0.904559025075287" calcext:value-type="float">
            <text:p>0,905</text:p>
          </table:table-cell>
          <table:table-cell office:value-type="float" office:value="0.0224349163472652" calcext:value-type="float">
            <text:p>0,022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182507" calcext:value-type="float">
            <text:p>0,182507</text:p>
          </table:table-cell>
          <table:table-cell table:style-name="ce4" table:formula="of:=[.J9]/[.P9]" office:value-type="percentage" office:value="2.36387757633383" calcext:value-type="percentage">
            <text:p>236,39 %</text:p>
          </table:table-cell>
          <table:table-cell office:value-type="float" office:value="0.000272" calcext:value-type="float">
            <text:p>0,000272</text:p>
          </table:table-cell>
          <table:table-cell table:style-name="ce4" table:formula="of:=[.L9]/[.P9]" office:value-type="percentage" office:value="0.00352301391597474" calcext:value-type="percentage">
            <text:p>0,35 %</text:p>
          </table:table-cell>
          <table:table-cell office:value-type="float" office:value="0.003156" calcext:value-type="float">
            <text:p>0,003156</text:p>
          </table:table-cell>
          <table:table-cell table:style-name="ce4" table:formula="of:=[.N9]/[.P9]" office:value-type="percentage" office:value="0.0408773232309422" calcext:value-type="percentage">
            <text:p>4,09 %</text:p>
          </table:table-cell>
          <table:table-cell table:style-name="ce5" table:formula="of:=[.C9]-[.F9]" office:value-type="float" office:value="0.0772066209465265" calcext:value-type="float">
            <text:p>0,08</text:p>
          </table:table-cell>
          <table:table-cell table:style-name="ce4" table:formula="of:=[.P9]/[.F9]" office:value-type="percentage" office:value="3.44135987634016" calcext:value-type="percentage">
            <text:p>344,14 %</text:p>
          </table:table-cell>
          <table:table-cell table:style-name="ce5" table:formula="of:=[.D9]-[.F9]" office:value-type="float" office:value="0.0141921686008573" calcext:value-type="float">
            <text:p>0,01</text:p>
          </table:table-cell>
          <table:table-cell table:style-name="ce4" table:formula="of:=[.R9]/[.F9]" office:value-type="percentage" office:value="0.632592891418882" calcext:value-type="percentage">
            <text:p>63,26 %</text:p>
          </table:table-cell>
          <table:table-cell table:style-name="ce4" table:formula="of:=[.E9]/[.C9]" office:value-type="percentage" office:value="9.07813196827952" calcext:value-type="percentage">
            <text:p>907,81 %</text:p>
          </table:table-cell>
        </table:table-row>
        <table:table-row table:style-name="ro2">
          <table:table-cell table:style-name="ce2" office:value-type="date" office:date-value="2025-04-14T18:10:20" calcext:value-type="date">
            <text:p>2025-04-14T18:10:20</text:p>
          </table:table-cell>
          <table:table-cell office:value-type="string" calcext:value-type="string">
            <text:p>swh:1:dir:8742c37a075fff6207886a924ca4d3afee81157a</text:p>
          </table:table-cell>
          <table:table-cell office:value-type="float" office:value="0.0650765006430447" calcext:value-type="float">
            <text:p>0,065</text:p>
          </table:table-cell>
          <table:table-cell office:value-type="float" office:value="0.031336089130491" calcext:value-type="float">
            <text:p>0,031</text:p>
          </table:table-cell>
          <table:table-cell office:value-type="float" office:value="2.72115073585883" calcext:value-type="float">
            <text:p>2,721</text:p>
          </table:table-cell>
          <table:table-cell office:value-type="float" office:value="0.0208520879969001" calcext:value-type="float">
            <text:p>0,021</text:p>
          </table:table-cell>
          <table:table-cell table:number-columns-repeated="3" office:value-type="string" calcext:value-type="string">
            <text:p>97,96% Python</text:p>
          </table:table-cell>
          <table:table-cell office:value-type="float" office:value="0.100185" calcext:value-type="float">
            <text:p>0,100185</text:p>
          </table:table-cell>
          <table:table-cell table:style-name="ce4" table:formula="of:=[.J10]/[.P10]" office:value-type="percentage" office:value="2.26537774060712" calcext:value-type="percentage">
            <text:p>226,54 %</text:p>
          </table:table-cell>
          <table:table-cell office:value-type="float" office:value="0.000263" calcext:value-type="float">
            <text:p>0,000263</text:p>
          </table:table-cell>
          <table:table-cell table:style-name="ce4" table:formula="of:=[.L10]/[.P10]" office:value-type="percentage" office:value="0.00594694161580748" calcext:value-type="percentage">
            <text:p>0,59 %</text:p>
          </table:table-cell>
          <table:table-cell office:value-type="float" office:value="0.005958" calcext:value-type="float">
            <text:p>0,005958</text:p>
          </table:table-cell>
          <table:table-cell table:style-name="ce4" table:formula="of:=[.N10]/[.P10]" office:value-type="percentage" office:value="0.134721970140612" calcext:value-type="percentage">
            <text:p>13,47 %</text:p>
          </table:table-cell>
          <table:table-cell table:style-name="ce5" table:formula="of:=[.C10]-[.F10]" office:value-type="float" office:value="0.0442244126461446" calcext:value-type="float">
            <text:p>0,04</text:p>
          </table:table-cell>
          <table:table-cell table:style-name="ce4" table:formula="of:=[.P10]/[.F10]" office:value-type="percentage" office:value="2.12086255595694" calcext:value-type="percentage">
            <text:p>212,09 %</text:p>
          </table:table-cell>
          <table:table-cell table:style-name="ce5" table:formula="of:=[.D10]-[.F10]" office:value-type="float" office:value="0.0104840011335909" calcext:value-type="float">
            <text:p>0,01</text:p>
          </table:table-cell>
          <table:table-cell table:style-name="ce4" table:formula="of:=[.R10]/[.F10]" office:value-type="percentage" office:value="0.502779440368251" calcext:value-type="percentage">
            <text:p>50,28 %</text:p>
          </table:table-cell>
          <table:table-cell table:style-name="ce4" table:formula="of:=[.E10]/[.C10]" office:value-type="percentage" office:value="41.8146444410831" calcext:value-type="percentage">
            <text:p>4181,46 %</text:p>
          </table:table-cell>
        </table:table-row>
        <table:table-row table:style-name="ro2">
          <table:table-cell table:style-name="ce2" office:value-type="date" office:date-value="2025-04-14T18:10:30" calcext:value-type="date">
            <text:p>2025-04-14T18:10:30</text:p>
          </table:table-cell>
          <table:table-cell office:value-type="string" calcext:value-type="string">
            <text:p>swh:1:dir:28b278290f90274a96091d6ec2e3c29393b6916d</text:p>
          </table:table-cell>
          <table:table-cell office:value-type="float" office:value="0.0541652836836875" calcext:value-type="float">
            <text:p>0,054</text:p>
          </table:table-cell>
          <table:table-cell office:value-type="float" office:value="0.0217342539690435" calcext:value-type="float">
            <text:p>0,022</text:p>
          </table:table-cell>
          <table:table-cell office:value-type="float" office:value="0.924476310610771" calcext:value-type="float">
            <text:p>0,924</text:p>
          </table:table-cell>
          <table:table-cell office:value-type="float" office:value="0.016553299035877" calcext:value-type="float">
            <text:p>0,017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041461" calcext:value-type="float">
            <text:p>0,041461</text:p>
          </table:table-cell>
          <table:table-cell table:style-name="ce4" table:formula="of:=[.J11]/[.P11]" office:value-type="percentage" office:value="1.10233481131695" calcext:value-type="percentage">
            <text:p>110,23 %</text:p>
          </table:table-cell>
          <table:table-cell office:value-type="float" office:value="0.000226" calcext:value-type="float">
            <text:p>0,000226</text:p>
          </table:table-cell>
          <table:table-cell table:style-name="ce4" table:formula="of:=[.L11]/[.P11]" office:value-type="percentage" office:value="0.00600872307367477" calcext:value-type="percentage">
            <text:p>0,60 %</text:p>
          </table:table-cell>
          <table:table-cell office:value-type="float" office:value="0.0034" calcext:value-type="float">
            <text:p>0,0034</text:p>
          </table:table-cell>
          <table:table-cell table:style-name="ce4" table:formula="of:=[.N11]/[.P11]" office:value-type="percentage" office:value="0.0903967188074966" calcext:value-type="percentage">
            <text:p>9,04 %</text:p>
          </table:table-cell>
          <table:table-cell table:style-name="ce5" table:formula="of:=[.C11]-[.F11]" office:value-type="float" office:value="0.0376119846478105" calcext:value-type="float">
            <text:p>0,04</text:p>
          </table:table-cell>
          <table:table-cell table:style-name="ce4" table:formula="of:=[.P11]/[.F11]" office:value-type="percentage" office:value="2.27217454153953" calcext:value-type="percentage">
            <text:p>227,22 %</text:p>
          </table:table-cell>
          <table:table-cell table:style-name="ce5" table:formula="of:=[.D11]-[.F11]" office:value-type="float" office:value="0.0051809549331665" calcext:value-type="float">
            <text:p>0,01</text:p>
          </table:table-cell>
          <table:table-cell table:style-name="ce4" table:formula="of:=[.R11]/[.F11]" office:value-type="percentage" office:value="0.31298624654442" calcext:value-type="percentage">
            <text:p>31,30 %</text:p>
          </table:table-cell>
          <table:table-cell table:style-name="ce4" table:formula="of:=[.E11]/[.C11]" office:value-type="percentage" office:value="17.0676907372903" calcext:value-type="percentage">
            <text:p>1706,77 %</text:p>
          </table:table-cell>
        </table:table-row>
        <table:table-row table:style-name="ro2">
          <table:table-cell table:style-name="ce2" office:value-type="date" office:date-value="2025-04-14T18:10:38" calcext:value-type="date">
            <text:p>2025-04-14T18:10:38</text:p>
          </table:table-cell>
          <table:table-cell office:value-type="string" calcext:value-type="string">
            <text:p>swh:1:dir:228d5e957b4e2f4965d043738c63ebaa1535e255</text:p>
          </table:table-cell>
          <table:table-cell office:value-type="float" office:value="0.0590070760808885" calcext:value-type="float">
            <text:p>0,059</text:p>
          </table:table-cell>
          <table:table-cell office:value-type="float" office:value="0.020701099652797" calcext:value-type="float">
            <text:p>0,021</text:p>
          </table:table-cell>
          <table:table-cell office:value-type="float" office:value="1.08728891704232" calcext:value-type="float">
            <text:p>1,087</text:p>
          </table:table-cell>
          <table:table-cell office:value-type="float" office:value="0.0167787931859493" calcext:value-type="float">
            <text:p>0,017</text:p>
          </table:table-cell>
          <table:table-cell table:number-columns-repeated="3" office:value-type="string" calcext:value-type="string">
            <text:p>96,36% Python</text:p>
          </table:table-cell>
          <table:table-cell office:value-type="float" office:value="0.02482" calcext:value-type="float">
            <text:p>0,02482</text:p>
          </table:table-cell>
          <table:table-cell table:style-name="ce4" table:formula="of:=[.J12]/[.P12]" office:value-type="percentage" office:value="0.587757737195953" calcext:value-type="percentage">
            <text:p>58,78 %</text:p>
          </table:table-cell>
          <table:table-cell office:value-type="float" office:value="0.000228" calcext:value-type="float">
            <text:p>0,000228</text:p>
          </table:table-cell>
          <table:table-cell table:style-name="ce4" table:formula="of:=[.L12]/[.P12]" office:value-type="percentage" office:value="0.00539922498310545" calcext:value-type="percentage">
            <text:p>0,54 %</text:p>
          </table:table-cell>
          <table:table-cell office:value-type="float" office:value="0.017022" calcext:value-type="float">
            <text:p>0,017022</text:p>
          </table:table-cell>
          <table:table-cell table:style-name="ce4" table:formula="of:=[.N12]/[.P12]" office:value-type="percentage" office:value="0.403094770449214" calcext:value-type="percentage">
            <text:p>40,31 %</text:p>
          </table:table-cell>
          <table:table-cell table:style-name="ce5" table:formula="of:=[.C12]-[.F12]" office:value-type="float" office:value="0.0422282828949392" calcext:value-type="float">
            <text:p>0,04</text:p>
          </table:table-cell>
          <table:table-cell table:style-name="ce4" table:formula="of:=[.P12]/[.F12]" office:value-type="percentage" office:value="2.51676520634997" calcext:value-type="percentage">
            <text:p>251,68 %</text:p>
          </table:table-cell>
          <table:table-cell table:style-name="ce5" table:formula="of:=[.D12]-[.F12]" office:value-type="float" office:value="0.00392230646684766" calcext:value-type="float">
            <text:p>0,00</text:p>
          </table:table-cell>
          <table:table-cell table:style-name="ce4" table:formula="of:=[.R12]/[.F12]" office:value-type="percentage" office:value="0.23376570790158" calcext:value-type="percentage">
            <text:p>23,38 %</text:p>
          </table:table-cell>
          <table:table-cell table:style-name="ce4" table:formula="of:=[.E12]/[.C12]" office:value-type="percentage" office:value="18.4264157666757" calcext:value-type="percentage">
            <text:p>1842,64 %</text:p>
          </table:table-cell>
        </table:table-row>
        <table:table-row table:style-name="ro2">
          <table:table-cell table:style-name="ce2" office:value-type="date" office:date-value="2025-04-14T18:10:46" calcext:value-type="date">
            <text:p>2025-04-14T18:10:46</text:p>
          </table:table-cell>
          <table:table-cell office:value-type="string" calcext:value-type="string">
            <text:p>swh:1:dir:5152167fb34055573bafdbce60666cd175e701a7</text:p>
          </table:table-cell>
          <table:table-cell office:value-type="float" office:value="0.798457137309015" calcext:value-type="float">
            <text:p>0,798</text:p>
          </table:table-cell>
          <table:table-cell office:value-type="float" office:value="0.170355871785432" calcext:value-type="float">
            <text:p>0,170</text:p>
          </table:table-cell>
          <table:table-cell office:value-type="float" office:value="4.55012438399717" calcext:value-type="float">
            <text:p>4,550</text:p>
          </table:table-cell>
          <table:table-cell office:value-type="float" office:value="0.0242113429121673" calcext:value-type="float">
            <text:p>0,024</text:p>
          </table:table-cell>
          <table:table-cell table:number-columns-repeated="2" office:value-type="string" calcext:value-type="string">
            <text:p>77,58% Python</text:p>
          </table:table-cell>
          <table:table-cell office:value-type="string" calcext:value-type="string">
            <text:p>77,60% Python</text:p>
          </table:table-cell>
          <table:table-cell office:value-type="float" office:value="1.492461" calcext:value-type="float">
            <text:p>1,492461</text:p>
          </table:table-cell>
          <table:table-cell table:style-name="ce4" table:formula="of:=[.J13]/[.P13]" office:value-type="percentage" office:value="1.92763203985196" calcext:value-type="percentage">
            <text:p>192,76 %</text:p>
          </table:table-cell>
          <table:table-cell office:value-type="float" office:value="0.006427" calcext:value-type="float">
            <text:p>0,006427</text:p>
          </table:table-cell>
          <table:table-cell table:style-name="ce4" table:formula="of:=[.L13]/[.P13]" office:value-type="percentage" office:value="0.0083009814796692" calcext:value-type="percentage">
            <text:p>0,83 %</text:p>
          </table:table-cell>
          <table:table-cell office:value-type="float" office:value="0.236754" calcext:value-type="float">
            <text:p>0,236754</text:p>
          </table:table-cell>
          <table:table-cell table:style-name="ce4" table:formula="of:=[.N13]/[.P13]" office:value-type="percentage" office:value="0.305786614164867" calcext:value-type="percentage">
            <text:p>30,58 %</text:p>
          </table:table-cell>
          <table:table-cell table:style-name="ce5" table:formula="of:=[.C13]-[.F13]" office:value-type="float" office:value="0.774245794396848" calcext:value-type="float">
            <text:p>0,77</text:p>
          </table:table-cell>
          <table:table-cell table:style-name="ce4" table:formula="of:=[.P13]/[.F13]" office:value-type="percentage" office:value="31.9786389877512" calcext:value-type="percentage">
            <text:p>3197,86 %</text:p>
          </table:table-cell>
          <table:table-cell table:style-name="ce5" table:formula="of:=[.D13]-[.F13]" office:value-type="float" office:value="0.146144528873265" calcext:value-type="float">
            <text:p>0,15</text:p>
          </table:table-cell>
          <table:table-cell table:style-name="ce4" table:formula="of:=[.R13]/[.F13]" office:value-type="percentage" office:value="6.03620085855793" calcext:value-type="percentage">
            <text:p>603,62 %</text:p>
          </table:table-cell>
          <table:table-cell table:style-name="ce4" table:formula="of:=[.E13]/[.C13]" office:value-type="percentage" office:value="5.69864576492126" calcext:value-type="percentage">
            <text:p>569,86 %</text:p>
          </table:table-cell>
        </table:table-row>
        <table:table-row table:style-name="ro2">
          <table:table-cell table:style-name="ce2" office:value-type="date" office:date-value="2025-04-14T18:10:59" calcext:value-type="date">
            <text:p>2025-04-14T18:10:59</text:p>
          </table:table-cell>
          <table:table-cell office:value-type="string" calcext:value-type="string">
            <text:p>swh:1:dir:ff0f84b11d0d52379856685800c815101e4639fe</text:p>
          </table:table-cell>
          <table:table-cell office:value-type="float" office:value="0.101160082966089" calcext:value-type="float">
            <text:p>0,101</text:p>
          </table:table-cell>
          <table:table-cell office:value-type="float" office:value="0.0284839449450374" calcext:value-type="float">
            <text:p>0,028</text:p>
          </table:table-cell>
          <table:table-cell office:value-type="float" office:value="1.31046343874186" calcext:value-type="float">
            <text:p>1,310</text:p>
          </table:table-cell>
          <table:table-cell office:value-type="float" office:value="0.022198932711035" calcext:value-type="float">
            <text:p>0,022</text:p>
          </table:table-cell>
          <table:table-cell table:number-columns-repeated="3" office:value-type="string" calcext:value-type="string">
            <text:p>96,68% Python</text:p>
          </table:table-cell>
          <table:table-cell office:value-type="float" office:value="0.234876" calcext:value-type="float">
            <text:p>0,234876</text:p>
          </table:table-cell>
          <table:table-cell table:style-name="ce4" table:formula="of:=[.J14]/[.P14]" office:value-type="percentage" office:value="2.97457672844585" calcext:value-type="percentage">
            <text:p>297,46 %</text:p>
          </table:table-cell>
          <table:table-cell office:value-type="float" office:value="0.000821" calcext:value-type="float">
            <text:p>0,000821</text:p>
          </table:table-cell>
          <table:table-cell table:style-name="ce4" table:formula="of:=[.L14]/[.P14]" office:value-type="percentage" office:value="0.0103975182396415" calcext:value-type="percentage">
            <text:p>1,04 %</text:p>
          </table:table-cell>
          <table:table-cell office:value-type="float" office:value="0.005512" calcext:value-type="float">
            <text:p>0,005512</text:p>
          </table:table-cell>
          <table:table-cell table:style-name="ce4" table:formula="of:=[.N14]/[.P14]" office:value-type="percentage" office:value="0.0698064805565213" calcext:value-type="percentage">
            <text:p>6,98 %</text:p>
          </table:table-cell>
          <table:table-cell table:style-name="ce5" table:formula="of:=[.C14]-[.F14]" office:value-type="float" office:value="0.0789611502550542" calcext:value-type="float">
            <text:p>0,08</text:p>
          </table:table-cell>
          <table:table-cell table:style-name="ce4" table:formula="of:=[.P14]/[.F14]" office:value-type="percentage" office:value="3.55697957568036" calcext:value-type="percentage">
            <text:p>355,70 %</text:p>
          </table:table-cell>
          <table:table-cell table:style-name="ce5" table:formula="of:=[.D14]-[.F14]" office:value-type="float" office:value="0.00628501223400235" calcext:value-type="float">
            <text:p>0,01</text:p>
          </table:table-cell>
          <table:table-cell table:style-name="ce4" table:formula="of:=[.R14]/[.F14]" office:value-type="percentage" office:value="0.283122270598086" calcext:value-type="percentage">
            <text:p>28,31 %</text:p>
          </table:table-cell>
          <table:table-cell table:style-name="ce4" table:formula="of:=[.E14]/[.C14]" office:value-type="percentage" office:value="12.9543531432369" calcext:value-type="percentage">
            <text:p>1295,44 %</text:p>
          </table:table-cell>
        </table:table-row>
        <table:table-row table:style-name="ro2">
          <table:table-cell table:style-name="ce2" office:value-type="date" office:date-value="2025-04-14T18:11:08" calcext:value-type="date">
            <text:p>2025-04-14T18:11:08</text:p>
          </table:table-cell>
          <table:table-cell office:value-type="string" calcext:value-type="string">
            <text:p>swh:1:dir:3328a3f7ce95746d1c23d4802f6f3c9c36327ecf</text:p>
          </table:table-cell>
          <table:table-cell office:value-type="float" office:value="0.220392860937864" calcext:value-type="float">
            <text:p>0,220</text:p>
          </table:table-cell>
          <table:table-cell office:value-type="float" office:value="0.0594111299142242" calcext:value-type="float">
            <text:p>0,059</text:p>
          </table:table-cell>
          <table:table-cell office:value-type="float" office:value="0.926490503828973" calcext:value-type="float">
            <text:p>0,926</text:p>
          </table:table-cell>
          <table:table-cell office:value-type="float" office:value="0.0278929439373314" calcext:value-type="float">
            <text:p>0,028</text:p>
          </table:table-cell>
          <table:table-cell table:number-columns-repeated="3" office:value-type="string" calcext:value-type="string">
            <text:p>84,44% Python</text:p>
          </table:table-cell>
          <table:table-cell office:value-type="float" office:value="0.153947" calcext:value-type="float">
            <text:p>0,153947</text:p>
          </table:table-cell>
          <table:table-cell table:style-name="ce4" table:formula="of:=[.J15]/[.P15]" office:value-type="percentage" office:value="0.799725020138967" calcext:value-type="percentage">
            <text:p>79,97 %</text:p>
          </table:table-cell>
          <table:table-cell office:value-type="float" office:value="0.005885" calcext:value-type="float">
            <text:p>0,005885</text:p>
          </table:table-cell>
          <table:table-cell table:style-name="ce4" table:formula="of:=[.L15]/[.P15]" office:value-type="percentage" office:value="0.0305714417527969" calcext:value-type="percentage">
            <text:p>3,06 %</text:p>
          </table:table-cell>
          <table:table-cell office:value-type="float" office:value="0.061172" calcext:value-type="float">
            <text:p>0,061172</text:p>
          </table:table-cell>
          <table:table-cell table:style-name="ce4" table:formula="of:=[.N15]/[.P15]" office:value-type="percentage" office:value="0.317776760391179" calcext:value-type="percentage">
            <text:p>31,78 %</text:p>
          </table:table-cell>
          <table:table-cell table:style-name="ce5" table:formula="of:=[.C15]-[.F15]" office:value-type="float" office:value="0.192499917000532" calcext:value-type="float">
            <text:p>0,19</text:p>
          </table:table-cell>
          <table:table-cell table:style-name="ce4" table:formula="of:=[.P15]/[.F15]" office:value-type="percentage" office:value="6.90138399994751" calcext:value-type="percentage">
            <text:p>690,14 %</text:p>
          </table:table-cell>
          <table:table-cell table:style-name="ce5" table:formula="of:=[.D15]-[.F15]" office:value-type="float" office:value="0.0315181859768927" calcext:value-type="float">
            <text:p>0,03</text:p>
          </table:table-cell>
          <table:table-cell table:style-name="ce4" table:formula="of:=[.R15]/[.F15]" office:value-type="percentage" office:value="1.12996986075426" calcext:value-type="percentage">
            <text:p>113,00 %</text:p>
          </table:table-cell>
          <table:table-cell table:style-name="ce4" table:formula="of:=[.E15]/[.C15]" office:value-type="percentage" office:value="4.2038135894528" calcext:value-type="percentage">
            <text:p>420,38 %</text:p>
          </table:table-cell>
        </table:table-row>
        <table:table-row table:style-name="ro2">
          <table:table-cell table:style-name="ce2" office:value-type="date" office:date-value="2025-04-14T18:11:39" calcext:value-type="date">
            <text:p>2025-04-14T18:11:39</text:p>
          </table:table-cell>
          <table:table-cell office:value-type="string" calcext:value-type="string">
            <text:p>swh:1:dir:8429f20dad1a9de3741c17dd51f39b565130af4f</text:p>
          </table:table-cell>
          <table:table-cell office:value-type="float" office:value="0.448834019247443" calcext:value-type="float">
            <text:p>0,449</text:p>
          </table:table-cell>
          <table:table-cell office:value-type="float" office:value="0.109834507107735" calcext:value-type="float">
            <text:p>0,110</text:p>
          </table:table-cell>
          <table:table-cell office:value-type="float" office:value="4.95715092308819" calcext:value-type="float">
            <text:p>4,957</text:p>
          </table:table-cell>
          <table:table-cell office:value-type="float" office:value="0.0303730680607259" calcext:value-type="float">
            <text:p>0,030</text:p>
          </table:table-cell>
          <table:table-cell table:number-columns-repeated="2" office:value-type="string" calcext:value-type="string">
            <text:p>74,42% Python</text:p>
          </table:table-cell>
          <table:table-cell office:value-type="string" calcext:value-type="string">
            <text:p>74,33% Python</text:p>
          </table:table-cell>
          <table:table-cell office:value-type="float" office:value="1.042788" calcext:value-type="float">
            <text:p>1,042788</text:p>
          </table:table-cell>
          <table:table-cell table:style-name="ce4" table:formula="of:=[.J16]/[.P16]" office:value-type="percentage" office:value="2.49196011489901" calcext:value-type="percentage">
            <text:p>249,20 %</text:p>
          </table:table-cell>
          <table:table-cell office:value-type="float" office:value="0.004759" calcext:value-type="float">
            <text:p>0,004759</text:p>
          </table:table-cell>
          <table:table-cell table:style-name="ce4" table:formula="of:=[.L16]/[.P16]" office:value-type="percentage" office:value="0.0113726262546216" calcext:value-type="percentage">
            <text:p>1,14 %</text:p>
          </table:table-cell>
          <table:table-cell office:value-type="float" office:value="0.052489" calcext:value-type="float">
            <text:p>0,052489</text:p>
          </table:table-cell>
          <table:table-cell table:style-name="ce4" table:formula="of:=[.N16]/[.P16]" office:value-type="percentage" office:value="0.125433448093893" calcext:value-type="percentage">
            <text:p>12,54 %</text:p>
          </table:table-cell>
          <table:table-cell table:style-name="ce5" table:formula="of:=[.C16]-[.F16]" office:value-type="float" office:value="0.418460951186717" calcext:value-type="float">
            <text:p>0,42</text:p>
          </table:table-cell>
          <table:table-cell table:style-name="ce4" table:formula="of:=[.P16]/[.F16]" office:value-type="percentage" office:value="13.7773685012681" calcext:value-type="percentage">
            <text:p>1377,74 %</text:p>
          </table:table-cell>
          <table:table-cell table:style-name="ce5" table:formula="of:=[.D16]-[.F16]" office:value-type="float" office:value="0.0794614390470088" calcext:value-type="float">
            <text:p>0,08</text:p>
          </table:table-cell>
          <table:table-cell table:style-name="ce4" table:formula="of:=[.R16]/[.F16]" office:value-type="percentage" office:value="2.61618085101376" calcext:value-type="percentage">
            <text:p>261,62 %</text:p>
          </table:table-cell>
          <table:table-cell table:style-name="ce4" table:formula="of:=[.E16]/[.C16]" office:value-type="percentage" office:value="11.0445080152343" calcext:value-type="percentage">
            <text:p>1104,45 %</text:p>
          </table:table-cell>
        </table:table-row>
        <table:table-row table:style-name="ro2">
          <table:table-cell table:style-name="ce2" office:value-type="date" office:date-value="2025-04-14T18:11:52" calcext:value-type="date">
            <text:p>2025-04-14T18:11:52</text:p>
          </table:table-cell>
          <table:table-cell office:value-type="string" calcext:value-type="string">
            <text:p>swh:1:dir:93c4e3ab0bf3b7b29dc11622370baf0848312636</text:p>
          </table:table-cell>
          <table:table-cell office:value-type="float" office:value="0.106980212964118" calcext:value-type="float">
            <text:p>0,107</text:p>
          </table:table-cell>
          <table:table-cell office:value-type="float" office:value="0.0298153050243855" calcext:value-type="float">
            <text:p>0,030</text:p>
          </table:table-cell>
          <table:table-cell office:value-type="float" office:value="1.06442517600954" calcext:value-type="float">
            <text:p>1,064</text:p>
          </table:table-cell>
          <table:table-cell office:value-type="float" office:value="0.0213062781840563" calcext:value-type="float">
            <text:p>0,021</text:p>
          </table:table-cell>
          <table:table-cell table:number-columns-repeated="3" office:value-type="string" calcext:value-type="string">
            <text:p>97,20% Python</text:p>
          </table:table-cell>
          <table:table-cell office:value-type="float" office:value="0.121507" calcext:value-type="float">
            <text:p>0,121507</text:p>
          </table:table-cell>
          <table:table-cell table:style-name="ce4" table:formula="of:=[.J17]/[.P17]" office:value-type="percentage" office:value="1.41824932299337" calcext:value-type="percentage">
            <text:p>141,82 %</text:p>
          </table:table-cell>
          <table:table-cell office:value-type="float" office:value="0.000736" calcext:value-type="float">
            <text:p>0,000736</text:p>
          </table:table-cell>
          <table:table-cell table:style-name="ce4" table:formula="of:=[.L17]/[.P17]" office:value-type="percentage" office:value="0.008590710837426" calcext:value-type="percentage">
            <text:p>0,86 %</text:p>
          </table:table-cell>
          <table:table-cell office:value-type="float" office:value="0.010135" calcext:value-type="float">
            <text:p>0,010135</text:p>
          </table:table-cell>
          <table:table-cell table:style-name="ce4" table:formula="of:=[.N17]/[.P17]" office:value-type="percentage" office:value="0.118297356436566" calcext:value-type="percentage">
            <text:p>11,83 %</text:p>
          </table:table-cell>
          <table:table-cell table:style-name="ce5" table:formula="of:=[.C17]-[.F17]" office:value-type="float" office:value="0.0856739347800612" calcext:value-type="float">
            <text:p>0,09</text:p>
          </table:table-cell>
          <table:table-cell table:style-name="ce4" table:formula="of:=[.P17]/[.F17]" office:value-type="percentage" office:value="4.02106524846615" calcext:value-type="percentage">
            <text:p>402,11 %</text:p>
          </table:table-cell>
          <table:table-cell table:style-name="ce5" table:formula="of:=[.D17]-[.F17]" office:value-type="float" office:value="0.00850902684032917" calcext:value-type="float">
            <text:p>0,01</text:p>
          </table:table-cell>
          <table:table-cell table:style-name="ce4" table:formula="of:=[.R17]/[.F17]" office:value-type="percentage" office:value="0.39936711455765" calcext:value-type="percentage">
            <text:p>39,94 %</text:p>
          </table:table-cell>
          <table:table-cell table:style-name="ce4" table:formula="of:=[.E17]/[.C17]" office:value-type="percentage" office:value="9.94973880231999" calcext:value-type="percentage">
            <text:p>994,97 %</text:p>
          </table:table-cell>
        </table:table-row>
        <table:table-row table:style-name="ro2">
          <table:table-cell table:style-name="ce2" office:value-type="date" office:date-value="2025-04-14T18:12:11" calcext:value-type="date">
            <text:p>2025-04-14T18:12:11</text:p>
          </table:table-cell>
          <table:table-cell office:value-type="string" calcext:value-type="string">
            <text:p>swh:1:dir:1f4333a54cd35d3359f07cfa8a0570078753ca04</text:p>
          </table:table-cell>
          <table:table-cell office:value-type="float" office:value="0.0951656792312861" calcext:value-type="float">
            <text:p>0,095</text:p>
          </table:table-cell>
          <table:table-cell office:value-type="float" office:value="0.0308125298470259" calcext:value-type="float">
            <text:p>0,031</text:p>
          </table:table-cell>
          <table:table-cell office:value-type="float" office:value="0.92885364824906" calcext:value-type="float">
            <text:p>0,929</text:p>
          </table:table-cell>
          <table:table-cell office:value-type="float" office:value="0.0186815191991627" calcext:value-type="float">
            <text:p>0,019</text:p>
          </table:table-cell>
          <table:table-cell table:number-columns-repeated="3" office:value-type="string" calcext:value-type="string">
            <text:p>96,77% Python</text:p>
          </table:table-cell>
          <table:table-cell office:value-type="float" office:value="0.069292" calcext:value-type="float">
            <text:p>0,069292</text:p>
          </table:table-cell>
          <table:table-cell table:style-name="ce4" table:formula="of:=[.J18]/[.P18]" office:value-type="percentage" office:value="0.905965365520094" calcext:value-type="percentage">
            <text:p>90,60 %</text:p>
          </table:table-cell>
          <table:table-cell office:value-type="float" office:value="0.000744" calcext:value-type="float">
            <text:p>0,000744</text:p>
          </table:table-cell>
          <table:table-cell table:style-name="ce4" table:formula="of:=[.L18]/[.P18]" office:value-type="percentage" office:value="0.00972750435760189" calcext:value-type="percentage">
            <text:p>0,97 %</text:p>
          </table:table-cell>
          <table:table-cell office:value-type="float" office:value="0.007065" calcext:value-type="float">
            <text:p>0,007065</text:p>
          </table:table-cell>
          <table:table-cell table:style-name="ce4" table:formula="of:=[.N18]/[.P18]" office:value-type="percentage" office:value="0.0923720675893244" calcext:value-type="percentage">
            <text:p>9,24 %</text:p>
          </table:table-cell>
          <table:table-cell table:style-name="ce5" table:formula="of:=[.C18]-[.F18]" office:value-type="float" office:value="0.0764841600321233" calcext:value-type="float">
            <text:p>0,08</text:p>
          </table:table-cell>
          <table:table-cell table:style-name="ce4" table:formula="of:=[.P18]/[.F18]" office:value-type="percentage" office:value="4.09410815130877" calcext:value-type="percentage">
            <text:p>409,41 %</text:p>
          </table:table-cell>
          <table:table-cell table:style-name="ce5" table:formula="of:=[.D18]-[.F18]" office:value-type="float" office:value="0.0121310106478632" calcext:value-type="float">
            <text:p>0,01</text:p>
          </table:table-cell>
          <table:table-cell table:style-name="ce4" table:formula="of:=[.R18]/[.F18]" office:value-type="percentage" office:value="0.649358894131418" calcext:value-type="percentage">
            <text:p>64,94 %</text:p>
          </table:table-cell>
          <table:table-cell table:style-name="ce4" table:formula="of:=[.E18]/[.C18]" office:value-type="percentage" office:value="9.76038479157616" calcext:value-type="percentage">
            <text:p>976,04 %</text:p>
          </table:table-cell>
        </table:table-row>
        <table:table-row table:style-name="ro2">
          <table:table-cell table:style-name="ce2" office:value-type="date" office:date-value="2025-04-14T18:12:19" calcext:value-type="date">
            <text:p>2025-04-14T18:12:19</text:p>
          </table:table-cell>
          <table:table-cell office:value-type="string" calcext:value-type="string">
            <text:p>swh:1:dir:d2299a594167e6b0ec173ba3a52ff1ce3a06d676</text:p>
          </table:table-cell>
          <table:table-cell office:value-type="float" office:value="3.39554213685915" calcext:value-type="float">
            <text:p>3,396</text:p>
          </table:table-cell>
          <table:table-cell office:value-type="float" office:value="1.11818525008857" calcext:value-type="float">
            <text:p>1,118</text:p>
          </table:table-cell>
          <table:table-cell office:value-type="float" office:value="1.36702472297475" calcext:value-type="float">
            <text:p>1,367</text:p>
          </table:table-cell>
          <table:table-cell office:value-type="float" office:value="0.0391867938451469" calcext:value-type="float">
            <text:p>0,039</text:p>
          </table:table-cell>
          <table:table-cell table:number-columns-repeated="2" office:value-type="string" calcext:value-type="string">
            <text:p>61,68% Python</text:p>
          </table:table-cell>
          <table:table-cell office:value-type="string" calcext:value-type="string">
            <text:p>61,52% Python</text:p>
          </table:table-cell>
          <table:table-cell office:value-type="float" office:value="17.216122" calcext:value-type="float">
            <text:p>17,216122</text:p>
          </table:table-cell>
          <table:table-cell table:style-name="ce4" table:formula="of:=[.J19]/[.P19]" office:value-type="percentage" office:value="5.12940980335531" calcext:value-type="percentage">
            <text:p>512,94 %</text:p>
          </table:table-cell>
          <table:table-cell office:value-type="float" office:value="0.002732" calcext:value-type="float">
            <text:p>0,002732</text:p>
          </table:table-cell>
          <table:table-cell table:style-name="ce4" table:formula="of:=[.L19]/[.P19]" office:value-type="percentage" office:value="0.000813978175965918" calcext:value-type="percentage">
            <text:p>0,08 %</text:p>
          </table:table-cell>
          <table:table-cell office:value-type="float" office:value="0.054426" calcext:value-type="float">
            <text:p>0,054426</text:p>
          </table:table-cell>
          <table:table-cell table:style-name="ce4" table:formula="of:=[.N19]/[.P19]" office:value-type="percentage" office:value="0.0162158038818159" calcext:value-type="percentage">
            <text:p>1,62 %</text:p>
          </table:table-cell>
          <table:table-cell table:style-name="ce5" table:formula="of:=[.C19]-[.F19]" office:value-type="float" office:value="3.356355343014" calcext:value-type="float">
            <text:p>3,36</text:p>
          </table:table-cell>
          <table:table-cell table:style-name="ce4" table:formula="of:=[.P19]/[.F19]" office:value-type="percentage" office:value="85.6501646007886" calcext:value-type="percentage">
            <text:p>8565,02 %</text:p>
          </table:table-cell>
          <table:table-cell table:style-name="ce5" table:formula="of:=[.D19]-[.F19]" office:value-type="float" office:value="1.07899845624343" calcext:value-type="float">
            <text:p>1,08</text:p>
          </table:table-cell>
          <table:table-cell table:style-name="ce4" table:formula="of:=[.R19]/[.F19]" office:value-type="percentage" office:value="27.5347470504289" calcext:value-type="percentage">
            <text:p>2753,47 %</text:p>
          </table:table-cell>
          <table:table-cell table:style-name="ce4" table:formula="of:=[.E19]/[.C19]" office:value-type="percentage" office:value="0.402593950502183" calcext:value-type="percentage">
            <text:p>40,26 %</text:p>
          </table:table-cell>
        </table:table-row>
        <table:table-row table:style-name="ro2">
          <table:table-cell table:style-name="ce2" office:value-type="date" office:date-value="2025-04-14T18:12:32" calcext:value-type="date">
            <text:p>2025-04-14T18:12:32</text:p>
          </table:table-cell>
          <table:table-cell office:value-type="string" calcext:value-type="string">
            <text:p>swh:1:dir:6767ffe65340499b37cae2e5cd7fc8efb9015143</text:p>
          </table:table-cell>
          <table:table-cell office:value-type="float" office:value="0.0414604446850717" calcext:value-type="float">
            <text:p>0,041</text:p>
          </table:table-cell>
          <table:table-cell office:value-type="float" office:value="0.0133967902511358" calcext:value-type="float">
            <text:p>0,013</text:p>
          </table:table-cell>
          <table:table-cell office:value-type="float" office:value="0.843109530862421" calcext:value-type="float">
            <text:p>0,843</text:p>
          </table:table-cell>
          <table:table-cell office:value-type="float" office:value="0.0124316052533686" calcext:value-type="float">
            <text:p>0,012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025482" calcext:value-type="float">
            <text:p>0,025482</text:p>
          </table:table-cell>
          <table:table-cell table:style-name="ce4" table:formula="of:=[.J20]/[.P20]" office:value-type="percentage" office:value="0.877816698802312" calcext:value-type="percentage">
            <text:p>87,78 %</text:p>
          </table:table-cell>
          <table:table-cell office:value-type="float" office:value="0.000104" calcext:value-type="float">
            <text:p>0,000104</text:p>
          </table:table-cell>
          <table:table-cell table:style-name="ce4" table:formula="of:=[.L20]/[.P20]" office:value-type="percentage" office:value="0.00358264408898205" calcext:value-type="percentage">
            <text:p>0,36 %</text:p>
          </table:table-cell>
          <table:table-cell office:value-type="float" office:value="0.001331" calcext:value-type="float">
            <text:p>0,001331</text:p>
          </table:table-cell>
          <table:table-cell table:style-name="ce4" table:formula="of:=[.N20]/[.P20]" office:value-type="percentage" office:value="0.0458509546387991" calcext:value-type="percentage">
            <text:p>4,59 %</text:p>
          </table:table-cell>
          <table:table-cell table:style-name="ce5" table:formula="of:=[.C20]-[.F20]" office:value-type="float" office:value="0.0290288394317031" calcext:value-type="float">
            <text:p>0,03</text:p>
          </table:table-cell>
          <table:table-cell table:style-name="ce4" table:formula="of:=[.P20]/[.F20]" office:value-type="percentage" office:value="2.33508375145978" calcext:value-type="percentage">
            <text:p>233,51 %</text:p>
          </table:table-cell>
          <table:table-cell table:style-name="ce5" table:formula="of:=[.D20]-[.F20]" office:value-type="float" office:value="0.00096518499776721" calcext:value-type="float">
            <text:p>0,00</text:p>
          </table:table-cell>
          <table:table-cell table:style-name="ce4" table:formula="of:=[.R20]/[.F20]" office:value-type="percentage" office:value="0.077639611143997" calcext:value-type="percentage">
            <text:p>7,76 %</text:p>
          </table:table-cell>
          <table:table-cell table:style-name="ce4" table:formula="of:=[.E20]/[.C20]" office:value-type="percentage" office:value="20.3352746760575" calcext:value-type="percentage">
            <text:p>2033,53 %</text:p>
          </table:table-cell>
        </table:table-row>
        <table:table-row table:style-name="ro2">
          <table:table-cell table:style-name="ce2" office:value-type="date" office:date-value="2025-04-14T18:13:05" calcext:value-type="date">
            <text:p>2025-04-14T18:13:05</text:p>
          </table:table-cell>
          <table:table-cell office:value-type="string" calcext:value-type="string">
            <text:p>swh:1:dir:b92c4131130aa1390e89a11b92fc2a8c52d0a091</text:p>
          </table:table-cell>
          <table:table-cell office:value-type="float" office:value="0.217700595967472" calcext:value-type="float">
            <text:p>0,218</text:p>
          </table:table-cell>
          <table:table-cell office:value-type="float" office:value="0.068362683057785" calcext:value-type="float">
            <text:p>0,068</text:p>
          </table:table-cell>
          <table:table-cell office:value-type="float" office:value="9.31788480374962" calcext:value-type="float">
            <text:p>9,318</text:p>
          </table:table-cell>
          <table:table-cell office:value-type="float" office:value="0.0237245089374483" calcext:value-type="float">
            <text:p>0,024</text:p>
          </table:table-cell>
          <table:table-cell table:number-columns-repeated="2" office:value-type="string" calcext:value-type="string">
            <text:p>92,66% Python</text:p>
          </table:table-cell>
          <table:table-cell office:value-type="string" calcext:value-type="string">
            <text:p>92,68% Python</text:p>
          </table:table-cell>
          <table:table-cell office:value-type="float" office:value="0.717027" calcext:value-type="float">
            <text:p>0,717027</text:p>
          </table:table-cell>
          <table:table-cell table:style-name="ce4" table:formula="of:=[.J21]/[.P21]" office:value-type="percentage" office:value="3.6964711010436" calcext:value-type="percentage">
            <text:p>369,65 %</text:p>
          </table:table-cell>
          <table:table-cell office:value-type="float" office:value="0.000588" calcext:value-type="float">
            <text:p>0,000588</text:p>
          </table:table-cell>
          <table:table-cell table:style-name="ce4" table:formula="of:=[.L21]/[.P21]" office:value-type="percentage" office:value="0.00303130148155319" calcext:value-type="percentage">
            <text:p>0,30 %</text:p>
          </table:table-cell>
          <table:table-cell office:value-type="float" office:value="0.018635" calcext:value-type="float">
            <text:p>0,018635</text:p>
          </table:table-cell>
          <table:table-cell table:style-name="ce4" table:formula="of:=[.N21]/[.P21]" office:value-type="percentage" office:value="0.096068542701945" calcext:value-type="percentage">
            <text:p>9,61 %</text:p>
          </table:table-cell>
          <table:table-cell table:style-name="ce5" table:formula="of:=[.C21]-[.F21]" office:value-type="float" office:value="0.193976087030023" calcext:value-type="float">
            <text:p>0,19</text:p>
          </table:table-cell>
          <table:table-cell table:style-name="ce4" table:formula="of:=[.P21]/[.F21]" office:value-type="percentage" office:value="8.17618975977367" calcext:value-type="percentage">
            <text:p>817,62 %</text:p>
          </table:table-cell>
          <table:table-cell table:style-name="ce5" table:formula="of:=[.D21]-[.F21]" office:value-type="float" office:value="0.0446381741203368" calcext:value-type="float">
            <text:p>0,04</text:p>
          </table:table-cell>
          <table:table-cell table:style-name="ce4" table:formula="of:=[.R21]/[.F21]" office:value-type="percentage" office:value="1.88152152013048" calcext:value-type="percentage">
            <text:p>188,15 %</text:p>
          </table:table-cell>
          <table:table-cell table:style-name="ce4" table:formula="of:=[.E21]/[.C21]" office:value-type="percentage" office:value="42.8013748071773" calcext:value-type="percentage">
            <text:p>4280,14 %</text:p>
          </table:table-cell>
        </table:table-row>
        <table:table-row table:style-name="ro2">
          <table:table-cell table:style-name="ce2" office:value-type="date" office:date-value="2025-04-14T18:13:22" calcext:value-type="date">
            <text:p>2025-04-14T18:13:22</text:p>
          </table:table-cell>
          <table:table-cell office:value-type="string" calcext:value-type="string">
            <text:p>swh:1:dir:e9334f4c630bc1a24ddff3489707f4971b42928d</text:p>
          </table:table-cell>
          <table:table-cell office:value-type="float" office:value="0.231210527941585" calcext:value-type="float">
            <text:p>0,231</text:p>
          </table:table-cell>
          <table:table-cell office:value-type="float" office:value="0.071493751835078" calcext:value-type="float">
            <text:p>0,071</text:p>
          </table:table-cell>
          <table:table-cell office:value-type="float" office:value="3.39724195282906" calcext:value-type="float">
            <text:p>3,397</text:p>
          </table:table-cell>
          <table:table-cell office:value-type="float" office:value="0.0225133621133864" calcext:value-type="float">
            <text:p>0,023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0.709633" calcext:value-type="float">
            <text:p>0,709633</text:p>
          </table:table-cell>
          <table:table-cell table:style-name="ce4" table:formula="of:=[.J22]/[.P22]" office:value-type="percentage" office:value="3.40030012953879" calcext:value-type="percentage">
            <text:p>340,03 %</text:p>
          </table:table-cell>
          <table:table-cell office:value-type="float" office:value="0.000926" calcext:value-type="float">
            <text:p>0,000926</text:p>
          </table:table-cell>
          <table:table-cell table:style-name="ce4" table:formula="of:=[.L22]/[.P22]" office:value-type="percentage" office:value="0.0044370511517262" calcext:value-type="percentage">
            <text:p>0,44 %</text:p>
          </table:table-cell>
          <table:table-cell office:value-type="float" office:value="0.018412" calcext:value-type="float">
            <text:p>0,018412</text:p>
          </table:table-cell>
          <table:table-cell table:style-name="ce4" table:formula="of:=[.N22]/[.P22]" office:value-type="percentage" office:value="0.0882235267878863" calcext:value-type="percentage">
            <text:p>8,82 %</text:p>
          </table:table-cell>
          <table:table-cell table:style-name="ce5" table:formula="of:=[.C22]-[.F22]" office:value-type="float" office:value="0.208697165828198" calcext:value-type="float">
            <text:p>0,21</text:p>
          </table:table-cell>
          <table:table-cell table:style-name="ce4" table:formula="of:=[.P22]/[.F22]" office:value-type="percentage" office:value="9.26992444651825" calcext:value-type="percentage">
            <text:p>926,99 %</text:p>
          </table:table-cell>
          <table:table-cell table:style-name="ce5" table:formula="of:=[.D22]-[.F22]" office:value-type="float" office:value="0.0489803897216916" calcext:value-type="float">
            <text:p>0,05</text:p>
          </table:table-cell>
          <table:table-cell table:style-name="ce4" table:formula="of:=[.R22]/[.F22]" office:value-type="percentage" office:value="2.17561417415162" calcext:value-type="percentage">
            <text:p>217,56 %</text:p>
          </table:table-cell>
          <table:table-cell table:style-name="ce4" table:formula="of:=[.E22]/[.C22]" office:value-type="percentage" office:value="14.6932840086217" calcext:value-type="percentage">
            <text:p>1469,33 %</text:p>
          </table:table-cell>
        </table:table-row>
        <table:table-row table:style-name="ro2">
          <table:table-cell table:style-name="ce2" office:value-type="date" office:date-value="2025-04-14T18:13:32" calcext:value-type="date">
            <text:p>2025-04-14T18:13:32</text:p>
          </table:table-cell>
          <table:table-cell office:value-type="string" calcext:value-type="string">
            <text:p>swh:1:dir:5f5e5f4039bb654d5f610dcb9b5a9bd36c1b6083</text:p>
          </table:table-cell>
          <table:table-cell office:value-type="float" office:value="0.205782389268279" calcext:value-type="float">
            <text:p>0,206</text:p>
          </table:table-cell>
          <table:table-cell office:value-type="float" office:value="0.0572780440561473" calcext:value-type="float">
            <text:p>0,057</text:p>
          </table:table-cell>
          <table:table-cell office:value-type="float" office:value="2.19882622919977" calcext:value-type="float">
            <text:p>2,199</text:p>
          </table:table-cell>
          <table:table-cell office:value-type="float" office:value="0.0240902313962579" calcext:value-type="float">
            <text:p>0,024</text:p>
          </table:table-cell>
          <table:table-cell table:number-columns-repeated="3" office:value-type="string" calcext:value-type="string">
            <text:p>84,44% Python</text:p>
          </table:table-cell>
          <table:table-cell office:value-type="float" office:value="0.123439" calcext:value-type="float">
            <text:p>0,123439</text:p>
          </table:table-cell>
          <table:table-cell table:style-name="ce4" table:formula="of:=[.J23]/[.P23]" office:value-type="percentage" office:value="0.679385403562365" calcext:value-type="percentage">
            <text:p>67,94 %</text:p>
          </table:table-cell>
          <table:table-cell office:value-type="float" office:value="0.005861" calcext:value-type="float">
            <text:p>0,005861</text:p>
          </table:table-cell>
          <table:table-cell table:style-name="ce4" table:formula="of:=[.L23]/[.P23]" office:value-type="percentage" office:value="0.032257858944734" calcext:value-type="percentage">
            <text:p>3,23 %</text:p>
          </table:table-cell>
          <table:table-cell office:value-type="float" office:value="0.047719" calcext:value-type="float">
            <text:p>0,047719</text:p>
          </table:table-cell>
          <table:table-cell table:style-name="ce4" table:formula="of:=[.N23]/[.P23]" office:value-type="percentage" office:value="0.26263654171366" calcext:value-type="percentage">
            <text:p>26,26 %</text:p>
          </table:table-cell>
          <table:table-cell table:style-name="ce5" table:formula="of:=[.C23]-[.F23]" office:value-type="float" office:value="0.181692157872021" calcext:value-type="float">
            <text:p>0,18</text:p>
          </table:table-cell>
          <table:table-cell table:style-name="ce4" table:formula="of:=[.P23]/[.F23]" office:value-type="percentage" office:value="7.54215079479248" calcext:value-type="percentage">
            <text:p>754,22 %</text:p>
          </table:table-cell>
          <table:table-cell table:style-name="ce5" table:formula="of:=[.D23]-[.F23]" office:value-type="float" office:value="0.0331878126598895" calcext:value-type="float">
            <text:p>0,03</text:p>
          </table:table-cell>
          <table:table-cell table:style-name="ce4" table:formula="of:=[.R23]/[.F23]" office:value-type="percentage" office:value="1.37764607213548" calcext:value-type="percentage">
            <text:p>137,76 %</text:p>
          </table:table-cell>
          <table:table-cell table:style-name="ce4" table:formula="of:=[.E23]/[.C23]" office:value-type="percentage" office:value="10.685201182756" calcext:value-type="percentage">
            <text:p>1068,52 %</text:p>
          </table:table-cell>
        </table:table-row>
        <table:table-row table:style-name="ro2">
          <table:table-cell table:style-name="ce2" office:value-type="date" office:date-value="2025-04-14T18:13:53" calcext:value-type="date">
            <text:p>2025-04-14T18:13:53</text:p>
          </table:table-cell>
          <table:table-cell office:value-type="string" calcext:value-type="string">
            <text:p>swh:1:dir:d23c04736699f89e4a52e40f24a8230c2eba1971</text:p>
          </table:table-cell>
          <table:table-cell office:value-type="float" office:value="0.0570711498148739" calcext:value-type="float">
            <text:p>0,057</text:p>
          </table:table-cell>
          <table:table-cell office:value-type="float" office:value="0.0217423890717328" calcext:value-type="float">
            <text:p>0,022</text:p>
          </table:table-cell>
          <table:table-cell office:value-type="float" office:value="1.16041363636032" calcext:value-type="float">
            <text:p>1,160</text:p>
          </table:table-cell>
          <table:table-cell office:value-type="float" office:value="0.0153786563314497" calcext:value-type="float">
            <text:p>0,015</text:p>
          </table:table-cell>
          <table:table-cell table:number-columns-repeated="3" office:value-type="string" calcext:value-type="string">
            <text:p>96,83% Python</text:p>
          </table:table-cell>
          <table:table-cell office:value-type="float" office:value="0.033244" calcext:value-type="float">
            <text:p>0,033244</text:p>
          </table:table-cell>
          <table:table-cell table:style-name="ce4" table:formula="of:=[.J24]/[.P24]" office:value-type="percentage" office:value="0.797361760414184" calcext:value-type="percentage">
            <text:p>79,74 %</text:p>
          </table:table-cell>
          <table:table-cell office:value-type="float" office:value="0.00021" calcext:value-type="float">
            <text:p>0,00021</text:p>
          </table:table-cell>
          <table:table-cell table:style-name="ce4" table:formula="of:=[.L24]/[.P24]" office:value-type="percentage" office:value="0.00503687792344419" calcext:value-type="percentage">
            <text:p>0,50 %</text:p>
          </table:table-cell>
          <table:table-cell office:value-type="float" office:value="0.017353" calcext:value-type="float">
            <text:p>0,017353</text:p>
          </table:table-cell>
          <table:table-cell table:style-name="ce4" table:formula="of:=[.N24]/[.P24]" office:value-type="percentage" office:value="0.416214012407272" calcext:value-type="percentage">
            <text:p>41,62 %</text:p>
          </table:table-cell>
          <table:table-cell table:style-name="ce5" table:formula="of:=[.C24]-[.F24]" office:value-type="float" office:value="0.0416924934834242" calcext:value-type="float">
            <text:p>0,04</text:p>
          </table:table-cell>
          <table:table-cell table:style-name="ce4" table:formula="of:=[.P24]/[.F24]" office:value-type="percentage" office:value="2.71106217505895" calcext:value-type="percentage">
            <text:p>271,11 %</text:p>
          </table:table-cell>
          <table:table-cell table:style-name="ce5" table:formula="of:=[.D24]-[.F24]" office:value-type="float" office:value="0.00636373274028301" calcext:value-type="float">
            <text:p>0,01</text:p>
          </table:table-cell>
          <table:table-cell table:style-name="ce4" table:formula="of:=[.R24]/[.F24]" office:value-type="percentage" office:value="0.413802909898508" calcext:value-type="percentage">
            <text:p>41,38 %</text:p>
          </table:table-cell>
          <table:table-cell table:style-name="ce4" table:formula="of:=[.E24]/[.C24]" office:value-type="percentage" office:value="20.3327537665605" calcext:value-type="percentage">
            <text:p>2033,28 %</text:p>
          </table:table-cell>
        </table:table-row>
        <table:table-row table:style-name="ro2">
          <table:table-cell table:style-name="ce2" office:value-type="date" office:date-value="2025-04-14T18:14:01" calcext:value-type="date">
            <text:p>2025-04-14T18:14:01</text:p>
          </table:table-cell>
          <table:table-cell office:value-type="string" calcext:value-type="string">
            <text:p>swh:1:dir:3f9ccb173904eecef829d07f9acbddc6e4b444e5</text:p>
          </table:table-cell>
          <table:table-cell office:value-type="float" office:value="0.265977266710252" calcext:value-type="float">
            <text:p>0,266</text:p>
          </table:table-cell>
          <table:table-cell office:value-type="float" office:value="0.0759034366346896" calcext:value-type="float">
            <text:p>0,076</text:p>
          </table:table-cell>
          <table:table-cell office:value-type="float" office:value="0.953139281831682" calcext:value-type="float">
            <text:p>0,953</text:p>
          </table:table-cell>
          <table:table-cell office:value-type="float" office:value="0.0248819990083575" calcext:value-type="float">
            <text:p>0,025</text:p>
          </table:table-cell>
          <table:table-cell table:number-columns-repeated="3" office:value-type="string" calcext:value-type="string">
            <text:p>100,00% Python</text:p>
          </table:table-cell>
          <table:table-cell office:value-type="float" office:value="1.18979" calcext:value-type="float">
            <text:p>1,18979</text:p>
          </table:table-cell>
          <table:table-cell table:style-name="ce4" table:formula="of:=[.J25]/[.P25]" office:value-type="percentage" office:value="4.934937177909" calcext:value-type="percentage">
            <text:p>493,49 %</text:p>
          </table:table-cell>
          <table:table-cell office:value-type="float" office:value="0.00088" calcext:value-type="float">
            <text:p>0,00088</text:p>
          </table:table-cell>
          <table:table-cell table:style-name="ce4" table:formula="of:=[.L25]/[.P25]" office:value-type="percentage" office:value="0.00365000942734425" calcext:value-type="percentage">
            <text:p>0,37 %</text:p>
          </table:table-cell>
          <table:table-cell office:value-type="float" office:value="0.012728" calcext:value-type="float">
            <text:p>0,012728</text:p>
          </table:table-cell>
          <table:table-cell table:style-name="ce4" table:formula="of:=[.N25]/[.P25]" office:value-type="percentage" office:value="0.0527924090809519" calcext:value-type="percentage">
            <text:p>5,28 %</text:p>
          </table:table-cell>
          <table:table-cell table:style-name="ce5" table:formula="of:=[.C25]-[.F25]" office:value-type="float" office:value="0.241095267701894" calcext:value-type="float">
            <text:p>0,24</text:p>
          </table:table-cell>
          <table:table-cell table:style-name="ce4" table:formula="of:=[.P25]/[.F25]" office:value-type="percentage" office:value="9.68954574835058" calcext:value-type="percentage">
            <text:p>968,95 %</text:p>
          </table:table-cell>
          <table:table-cell table:style-name="ce5" table:formula="of:=[.D25]-[.F25]" office:value-type="float" office:value="0.051021437626332" calcext:value-type="float">
            <text:p>0,05</text:p>
          </table:table-cell>
          <table:table-cell table:style-name="ce4" table:formula="of:=[.R25]/[.F25]" office:value-type="percentage" office:value="2.05053611686081" calcext:value-type="percentage">
            <text:p>205,05 %</text:p>
          </table:table-cell>
          <table:table-cell table:style-name="ce4" table:formula="of:=[.E25]/[.C25]" office:value-type="percentage" office:value="3.58353664439302" calcext:value-type="percentage">
            <text:p>358,35 %</text:p>
          </table:table-cell>
        </table:table-row>
        <table:table-row table:style-name="ro2">
          <table:table-cell table:style-name="ce2" office:value-type="date" office:date-value="2025-04-14T18:14:21" calcext:value-type="date">
            <text:p>2025-04-14T18:14:21</text:p>
          </table:table-cell>
          <table:table-cell office:value-type="string" calcext:value-type="string">
            <text:p>swh:1:dir:23607821a8f3c4bc673bd42bddfe8ce2bae5ef4a</text:p>
          </table:table-cell>
          <table:table-cell office:value-type="float" office:value="0.0910394480451942" calcext:value-type="float">
            <text:p>0,091</text:p>
          </table:table-cell>
          <table:table-cell office:value-type="float" office:value="0.0303279510699213" calcext:value-type="float">
            <text:p>0,030</text:p>
          </table:table-cell>
          <table:table-cell office:value-type="float" office:value="1.82220906903967" calcext:value-type="float">
            <text:p>1,822</text:p>
          </table:table-cell>
          <table:table-cell office:value-type="float" office:value="0.0241818432696164" calcext:value-type="float">
            <text:p>0,024</text:p>
          </table:table-cell>
          <table:table-cell table:number-columns-repeated="3" office:value-type="string" calcext:value-type="string">
            <text:p>96,55% Python</text:p>
          </table:table-cell>
          <table:table-cell office:value-type="float" office:value="0.095589" calcext:value-type="float">
            <text:p>0,095589</text:p>
          </table:table-cell>
          <table:table-cell table:style-name="ce4" table:formula="of:=[.J26]/[.P26]" office:value-type="percentage" office:value="1.42974012187343" calcext:value-type="percentage">
            <text:p>142,97 %</text:p>
          </table:table-cell>
          <table:table-cell office:value-type="float" office:value="0.000376" calcext:value-type="float">
            <text:p>0,000376</text:p>
          </table:table-cell>
          <table:table-cell table:style-name="ce4" table:formula="of:=[.L26]/[.P26]" office:value-type="percentage" office:value="0.00562389276825167" calcext:value-type="percentage">
            <text:p>0,56 %</text:p>
          </table:table-cell>
          <table:table-cell office:value-type="float" office:value="0.007063" calcext:value-type="float">
            <text:p>0,007063</text:p>
          </table:table-cell>
          <table:table-cell table:style-name="ce4" table:formula="of:=[.N26]/[.P26]" office:value-type="percentage" office:value="0.105642432505749" calcext:value-type="percentage">
            <text:p>10,56 %</text:p>
          </table:table-cell>
          <table:table-cell table:style-name="ce5" table:formula="of:=[.C26]-[.F26]" office:value-type="float" office:value="0.0668576047755778" calcext:value-type="float">
            <text:p>0,07</text:p>
          </table:table-cell>
          <table:table-cell table:style-name="ce4" table:formula="of:=[.P26]/[.F26]" office:value-type="percentage" office:value="2.7647852990422" calcext:value-type="percentage">
            <text:p>276,48 %</text:p>
          </table:table-cell>
          <table:table-cell table:style-name="ce5" table:formula="of:=[.D26]-[.F26]" office:value-type="float" office:value="0.00614610780030489" calcext:value-type="float">
            <text:p>0,01</text:p>
          </table:table-cell>
          <table:table-cell table:style-name="ce4" table:formula="of:=[.R26]/[.F26]" office:value-type="percentage" office:value="0.25416208895983" calcext:value-type="percentage">
            <text:p>25,42 %</text:p>
          </table:table-cell>
          <table:table-cell table:style-name="ce4" table:formula="of:=[.E26]/[.C26]" office:value-type="percentage" office:value="20.0155988218984" calcext:value-type="percentage">
            <text:p>2001,56 %</text:p>
          </table:table-cell>
        </table:table-row>
        <table:table-row table:style-name="ro2">
          <table:table-cell table:style-name="ce2" office:value-type="date" office:date-value="2025-04-14T18:14:41" calcext:value-type="date">
            <text:p>2025-04-14T18:14:41</text:p>
          </table:table-cell>
          <table:table-cell office:value-type="string" calcext:value-type="string">
            <text:p>swh:1:dir:592b4e410711960e2d15812ae50a26d24a4f19bc</text:p>
          </table:table-cell>
          <table:table-cell office:value-type="float" office:value="0.129094360861927" calcext:value-type="float">
            <text:p>0,129</text:p>
          </table:table-cell>
          <table:table-cell office:value-type="float" office:value="0.0345151200890541" calcext:value-type="float">
            <text:p>0,035</text:p>
          </table:table-cell>
          <table:table-cell office:value-type="float" office:value="2.49562238575891" calcext:value-type="float">
            <text:p>2,496</text:p>
          </table:table-cell>
          <table:table-cell office:value-type="float" office:value="0.021144995931536" calcext:value-type="float">
            <text:p>0,021</text:p>
          </table:table-cell>
          <table:table-cell table:number-columns-repeated="3" office:value-type="string" calcext:value-type="string">
            <text:p>86,21% Python</text:p>
          </table:table-cell>
          <table:table-cell office:value-type="float" office:value="0.082815" calcext:value-type="float">
            <text:p>0,082815</text:p>
          </table:table-cell>
          <table:table-cell table:style-name="ce4" table:formula="of:=[.J27]/[.P27]" office:value-type="percentage" office:value="0.767165235788107" calcext:value-type="percentage">
            <text:p>76,72 %</text:p>
          </table:table-cell>
          <table:table-cell office:value-type="float" office:value="0.00231" calcext:value-type="float">
            <text:p>0,00231</text:p>
          </table:table-cell>
          <table:table-cell table:style-name="ce4" table:formula="of:=[.L27]/[.P27]" office:value-type="percentage" office:value="0.0213989216285761" calcext:value-type="percentage">
            <text:p>2,14 %</text:p>
          </table:table-cell>
          <table:table-cell office:value-type="float" office:value="0.039224" calcext:value-type="float">
            <text:p>0,039224</text:p>
          </table:table-cell>
          <table:table-cell table:style-name="ce4" table:formula="of:=[.N27]/[.P27]" office:value-type="percentage" office:value="0.363355541973709" calcext:value-type="percentage">
            <text:p>36,34 %</text:p>
          </table:table-cell>
          <table:table-cell table:style-name="ce5" table:formula="of:=[.C27]-[.F27]" office:value-type="float" office:value="0.107949364930391" calcext:value-type="float">
            <text:p>0,11</text:p>
          </table:table-cell>
          <table:table-cell table:style-name="ce4" table:formula="of:=[.P27]/[.F27]" office:value-type="percentage" office:value="5.10519676995511" calcext:value-type="percentage">
            <text:p>510,52 %</text:p>
          </table:table-cell>
          <table:table-cell table:style-name="ce5" table:formula="of:=[.D27]-[.F27]" office:value-type="float" office:value="0.0133701241575181" calcext:value-type="float">
            <text:p>0,01</text:p>
          </table:table-cell>
          <table:table-cell table:style-name="ce4" table:formula="of:=[.R27]/[.F27]" office:value-type="percentage" office:value="0.632306773707048" calcext:value-type="percentage">
            <text:p>63,23 %</text:p>
          </table:table-cell>
          <table:table-cell table:style-name="ce4" table:formula="of:=[.E27]/[.C27]" office:value-type="percentage" office:value="19.3317691733111" calcext:value-type="percentage">
            <text:p>1933,18 %</text:p>
          </table:table-cell>
        </table:table-row>
        <table:table-row table:style-name="ro2">
          <table:table-cell table:style-name="ce2" office:value-type="date" office:date-value="2025-04-14T18:14:51" calcext:value-type="date">
            <text:p>2025-04-14T18:14:51</text:p>
          </table:table-cell>
          <table:table-cell office:value-type="string" calcext:value-type="string">
            <text:p>swh:1:dir:a15d89802188b3addd72df6dfe9a60d32e14f6b3</text:p>
          </table:table-cell>
          <table:table-cell office:value-type="float" office:value="1.09293522872031" calcext:value-type="float">
            <text:p>1,093</text:p>
          </table:table-cell>
          <table:table-cell office:value-type="float" office:value="0.037627428304404" calcext:value-type="float">
            <text:p>0,038</text:p>
          </table:table-cell>
          <table:table-cell office:value-type="float" office:value="1.15560616413131" calcext:value-type="float">
            <text:p>1,156</text:p>
          </table:table-cell>
          <table:table-cell office:value-type="float" office:value="0.0241337181068957" calcext:value-type="float">
            <text:p>0,024</text:p>
          </table:table-cell>
          <table:table-cell table:number-columns-repeated="3" office:value-type="string" calcext:value-type="string">
            <text:p>44,44% Python</text:p>
          </table:table-cell>
          <table:table-cell office:value-type="float" office:value="0.255625" calcext:value-type="float">
            <text:p>0,255625</text:p>
          </table:table-cell>
          <table:table-cell table:style-name="ce4" table:formula="of:=[.J28]/[.P28]" office:value-type="percentage" office:value="0.239169759269231" calcext:value-type="percentage">
            <text:p>23,92 %</text:p>
          </table:table-cell>
          <table:table-cell office:value-type="float" office:value="0.0024" calcext:value-type="float">
            <text:p>0,0024</text:p>
          </table:table-cell>
          <table:table-cell table:style-name="ce4" table:formula="of:=[.L28]/[.P28]" office:value-type="percentage" office:value="0.00224550580829791" calcext:value-type="percentage">
            <text:p>0,22 %</text:p>
          </table:table-cell>
          <table:table-cell office:value-type="float" office:value="0.973142" calcext:value-type="float">
            <text:p>0,973142</text:p>
          </table:table-cell>
          <table:table-cell table:style-name="ce4" table:formula="of:=[.N28]/[.P28]" office:value-type="percentage" office:value="0.910498338874437" calcext:value-type="percentage">
            <text:p>91,05 %</text:p>
          </table:table-cell>
          <table:table-cell table:style-name="ce5" table:formula="of:=[.C28]-[.F28]" office:value-type="float" office:value="1.06880151061341" calcext:value-type="float">
            <text:p>1,07</text:p>
          </table:table-cell>
          <table:table-cell table:style-name="ce4" table:formula="of:=[.P28]/[.F28]" office:value-type="percentage" office:value="44.2866493210603" calcext:value-type="percentage">
            <text:p>4428,66 %</text:p>
          </table:table-cell>
          <table:table-cell table:style-name="ce5" table:formula="of:=[.D28]-[.F28]" office:value-type="float" office:value="0.0134937101975083" calcext:value-type="float">
            <text:p>0,01</text:p>
          </table:table-cell>
          <table:table-cell table:style-name="ce4" table:formula="of:=[.R28]/[.F28]" office:value-type="percentage" office:value="0.559122723557992" calcext:value-type="percentage">
            <text:p>55,91 %</text:p>
          </table:table-cell>
          <table:table-cell table:style-name="ce4" table:formula="of:=[.E28]/[.C28]" office:value-type="percentage" office:value="1.05734185683116" calcext:value-type="percentage">
            <text:p>105,73 %</text:p>
          </table:table-cell>
        </table:table-row>
        <table:table-row table:style-name="ro2">
          <table:table-cell table:style-name="ce2" office:value-type="date" office:date-value="2025-04-14T18:15:00" calcext:value-type="date">
            <text:p>2025-04-14T18:15:00</text:p>
          </table:table-cell>
          <table:table-cell office:value-type="string" calcext:value-type="string">
            <text:p>swh:1:dir:5490de29cbb60a6bb27d730d6406fbcd94d08ae3</text:p>
          </table:table-cell>
          <table:table-cell office:value-type="float" office:value="0.0992235308513045" calcext:value-type="float">
            <text:p>0,099</text:p>
          </table:table-cell>
          <table:table-cell office:value-type="float" office:value="0.0335363717749715" calcext:value-type="float">
            <text:p>0,034</text:p>
          </table:table-cell>
          <table:table-cell office:value-type="float" office:value="1.32791581796482" calcext:value-type="float">
            <text:p>1,328</text:p>
          </table:table-cell>
          <table:table-cell office:value-type="float" office:value="0.0213972530327737" calcext:value-type="float">
            <text:p>0,021</text:p>
          </table:table-cell>
          <table:table-cell table:number-columns-repeated="3" office:value-type="string" calcext:value-type="string">
            <text:p>97,17% Python</text:p>
          </table:table-cell>
          <table:table-cell office:value-type="float" office:value="0.087462" calcext:value-type="float">
            <text:p>0,087462</text:p>
          </table:table-cell>
          <table:table-cell table:style-name="ce4" table:formula="of:=[.J29]/[.P29]" office:value-type="percentage" office:value="1.12381065176902" calcext:value-type="percentage">
            <text:p>112,38 %</text:p>
          </table:table-cell>
          <table:table-cell office:value-type="float" office:value="0.000766" calcext:value-type="float">
            <text:p>0,000766</text:p>
          </table:table-cell>
          <table:table-cell table:style-name="ce4" table:formula="of:=[.L29]/[.P29]" office:value-type="percentage" office:value="0.00984243396280751" calcext:value-type="percentage">
            <text:p>0,98 %</text:p>
          </table:table-cell>
          <table:table-cell office:value-type="float" office:value="0.006284" calcext:value-type="float">
            <text:p>0,006284</text:p>
          </table:table-cell>
          <table:table-cell table:style-name="ce4" table:formula="of:=[.N29]/[.P29]" office:value-type="percentage" office:value="0.0807439360604208" calcext:value-type="percentage">
            <text:p>8,07 %</text:p>
          </table:table-cell>
          <table:table-cell table:style-name="ce5" table:formula="of:=[.C29]-[.F29]" office:value-type="float" office:value="0.0778262778185308" calcext:value-type="float">
            <text:p>0,08</text:p>
          </table:table-cell>
          <table:table-cell table:style-name="ce4" table:formula="of:=[.P29]/[.F29]" office:value-type="percentage" office:value="3.6372088370094" calcext:value-type="percentage">
            <text:p>363,72 %</text:p>
          </table:table-cell>
          <table:table-cell table:style-name="ce5" table:formula="of:=[.D29]-[.F29]" office:value-type="float" office:value="0.0121391187421978" calcext:value-type="float">
            <text:p>0,01</text:p>
          </table:table-cell>
          <table:table-cell table:style-name="ce4" table:formula="of:=[.R29]/[.F29]" office:value-type="percentage" office:value="0.567321362401263" calcext:value-type="percentage">
            <text:p>56,73 %</text:p>
          </table:table-cell>
          <table:table-cell table:style-name="ce4" table:formula="of:=[.E29]/[.C29]" office:value-type="percentage" office:value="13.3830736174348" calcext:value-type="percentage">
            <text:p>1338,31 %</text:p>
          </table:table-cell>
        </table:table-row>
        <table:table-row table:style-name="ro2">
          <table:table-cell table:style-name="ce2" office:value-type="date" office:date-value="2025-04-14T18:15:21" calcext:value-type="date">
            <text:p>2025-04-14T18:15:21</text:p>
          </table:table-cell>
          <table:table-cell office:value-type="string" calcext:value-type="string">
            <text:p>swh:1:dir:8cf80fb7a4a0670e070c5c3d899bcc73477f8335</text:p>
          </table:table-cell>
          <table:table-cell office:value-type="float" office:value="0.0829711114056408" calcext:value-type="float">
            <text:p>0,083</text:p>
          </table:table-cell>
          <table:table-cell office:value-type="float" office:value="0.0275150737725198" calcext:value-type="float">
            <text:p>0,028</text:p>
          </table:table-cell>
          <table:table-cell office:value-type="float" office:value="3.22839404921979" calcext:value-type="float">
            <text:p>3,228</text:p>
          </table:table-cell>
          <table:table-cell office:value-type="float" office:value="0.0209416602738202" calcext:value-type="float">
            <text:p>0,021</text:p>
          </table:table-cell>
          <table:table-cell table:number-columns-repeated="3" office:value-type="string" calcext:value-type="string">
            <text:p>98,48% Python</text:p>
          </table:table-cell>
          <table:table-cell office:value-type="float" office:value="0.070154" calcext:value-type="float">
            <text:p>0,070154</text:p>
          </table:table-cell>
          <table:table-cell table:style-name="ce4" table:formula="of:=[.J30]/[.P30]" office:value-type="percentage" office:value="1.13097889341167" calcext:value-type="percentage">
            <text:p>113,10 %</text:p>
          </table:table-cell>
          <table:table-cell office:value-type="float" office:value="0.000285" calcext:value-type="float">
            <text:p>0,000285</text:p>
          </table:table-cell>
          <table:table-cell table:style-name="ce4" table:formula="of:=[.L30]/[.P30]" office:value-type="percentage" office:value="0.00459459167862598" calcext:value-type="percentage">
            <text:p>0,46 %</text:p>
          </table:table-cell>
          <table:table-cell office:value-type="float" office:value="0.022811" calcext:value-type="float">
            <text:p>0,022811</text:p>
          </table:table-cell>
          <table:table-cell table:style-name="ce4" table:formula="of:=[.N30]/[.P30]" office:value-type="percentage" office:value="0.367744669407499" calcext:value-type="percentage">
            <text:p>36,77 %</text:p>
          </table:table-cell>
          <table:table-cell table:style-name="ce5" table:formula="of:=[.C30]-[.F30]" office:value-type="float" office:value="0.0620294511318207" calcext:value-type="float">
            <text:p>0,06</text:p>
          </table:table-cell>
          <table:table-cell table:style-name="ce4" table:formula="of:=[.P30]/[.F30]" office:value-type="percentage" office:value="2.96201210031879" calcext:value-type="percentage">
            <text:p>296,20 %</text:p>
          </table:table-cell>
          <table:table-cell table:style-name="ce5" table:formula="of:=[.D30]-[.F30]" office:value-type="float" office:value="0.00657341349869967" calcext:value-type="float">
            <text:p>0,01</text:p>
          </table:table-cell>
          <table:table-cell table:style-name="ce4" table:formula="of:=[.R30]/[.F30]" office:value-type="percentage" office:value="0.313891707378966" calcext:value-type="percentage">
            <text:p>31,39 %</text:p>
          </table:table-cell>
          <table:table-cell table:style-name="ce4" table:formula="of:=[.E30]/[.C30]" office:value-type="percentage" office:value="38.9098566299343" calcext:value-type="percentage">
            <text:p>3890,99 %</text:p>
          </table:table-cell>
        </table:table-row>
        <table:table-row table:style-name="ro2">
          <table:table-cell table:style-name="ce2" office:value-type="date" office:date-value="2025-04-14T18:15:32" calcext:value-type="date">
            <text:p>2025-04-14T18:15:32</text:p>
          </table:table-cell>
          <table:table-cell office:value-type="string" calcext:value-type="string">
            <text:p>swh:1:dir:a27583ae90e396c554697a03135029483ced4845</text:p>
          </table:table-cell>
          <table:table-cell office:value-type="float" office:value="3.78842806117609" calcext:value-type="float">
            <text:p>3,788</text:p>
          </table:table-cell>
          <table:table-cell office:value-type="float" office:value="1.08265458466485" calcext:value-type="float">
            <text:p>1,083</text:p>
          </table:table-cell>
          <table:table-cell office:value-type="float" office:value="2.49990088120103" calcext:value-type="float">
            <text:p>2,500</text:p>
          </table:table-cell>
          <table:table-cell office:value-type="float" office:value="0.0405431310646236" calcext:value-type="float">
            <text:p>0,041</text:p>
          </table:table-cell>
          <table:table-cell table:number-columns-repeated="2" office:value-type="string" calcext:value-type="string">
            <text:p>91,21% Python</text:p>
          </table:table-cell>
          <table:table-cell office:value-type="string" calcext:value-type="string">
            <text:p>91,24% Python</text:p>
          </table:table-cell>
          <table:table-cell office:value-type="float" office:value="13.061734" calcext:value-type="float">
            <text:p>13,061734</text:p>
          </table:table-cell>
          <table:table-cell table:style-name="ce4" table:formula="of:=[.J31]/[.P31]" office:value-type="percentage" office:value="3.4850947250431" calcext:value-type="percentage">
            <text:p>348,51 %</text:p>
          </table:table-cell>
          <table:table-cell office:value-type="float" office:value="0.009963" calcext:value-type="float">
            <text:p>0,009963</text:p>
          </table:table-cell>
          <table:table-cell table:style-name="ce4" table:formula="of:=[.L31]/[.P31]" office:value-type="percentage" office:value="0.0026582993303649" calcext:value-type="percentage">
            <text:p>0,27 %</text:p>
          </table:table-cell>
          <table:table-cell office:value-type="float" office:value="0.294919" calcext:value-type="float">
            <text:p>0,294919</text:p>
          </table:table-cell>
          <table:table-cell table:style-name="ce4" table:formula="of:=[.N31]/[.P31]" office:value-type="percentage" office:value="0.0786894489824234" calcext:value-type="percentage">
            <text:p>7,87 %</text:p>
          </table:table-cell>
          <table:table-cell table:style-name="ce5" table:formula="of:=[.C31]-[.F31]" office:value-type="float" office:value="3.74788493011147" calcext:value-type="float">
            <text:p>3,75</text:p>
          </table:table-cell>
          <table:table-cell table:style-name="ce4" table:formula="of:=[.P31]/[.F31]" office:value-type="percentage" office:value="92.4419212748403" calcext:value-type="percentage">
            <text:p>9244,19 %</text:p>
          </table:table-cell>
          <table:table-cell table:style-name="ce5" table:formula="of:=[.D31]-[.F31]" office:value-type="float" office:value="1.04211145360023" calcext:value-type="float">
            <text:p>1,04</text:p>
          </table:table-cell>
          <table:table-cell table:style-name="ce4" table:formula="of:=[.R31]/[.F31]" office:value-type="percentage" office:value="25.7037733947868" calcext:value-type="percentage">
            <text:p>2570,38 %</text:p>
          </table:table-cell>
          <table:table-cell table:style-name="ce4" table:formula="of:=[.E31]/[.C31]" office:value-type="percentage" office:value="0.659878144927728" calcext:value-type="percentage">
            <text:p>65,99 %</text:p>
          </table:table-cell>
        </table:table-row>
        <table:table-row table:style-name="ro2">
          <table:table-cell table:number-columns-repeated="16"/>
          <table:table-cell table:style-name="ce4"/>
          <table:table-cell table:number-columns-repeated="3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0"/>
          <table:table-cell table:style-name="ce4" table:formula="of:=AVERAGE([.K2:.K31])" office:value-type="percentage" office:value="1.99387949492622" calcext:value-type="percentage">
            <text:p>199,39 %</text:p>
          </table:table-cell>
          <table:table-cell table:style-name="ce4"/>
          <table:table-cell table:style-name="ce4" table:formula="of:=AVERAGE([.M2:.M31])" office:value-type="percentage" office:value="0.00795479062337951" calcext:value-type="percentage">
            <text:p>0,80 %</text:p>
          </table:table-cell>
          <table:table-cell table:style-name="ce4"/>
          <table:table-cell table:style-name="ce4" table:formula="of:=AVERAGE([.O2:.O31])" office:value-type="percentage" office:value="0.184961389264119" calcext:value-type="percentage">
            <text:p>18,50 %</text:p>
          </table:table-cell>
          <table:table-cell table:style-name="ce4"/>
          <table:table-cell table:style-name="ce4" table:formula="of:=AVERAGE([.Q2:.Q31])" office:value-type="percentage" office:value="16.8619629422291" calcext:value-type="percentage">
            <text:p>1686,20 %</text:p>
          </table:table-cell>
          <table:table-cell table:style-name="ce4"/>
          <table:table-cell table:style-name="ce4" table:formula="of:=AVERAGE([.S2:.S31])" office:value-type="percentage" office:value="3.79037576045685" calcext:value-type="percentage">
            <text:p>379,04 %</text:p>
          </table:table-cell>
          <table:table-cell table:style-name="ce4" table:formula="of:=AVERAGE([.T2:.T31])" office:value-type="percentage" office:value="14.634298999296" calcext:value-type="percentage">
            <text:p>1463,43 %</text:p>
          </table:table-cell>
        </table:table-row>
        <table:table-row table:style-name="ro2" table:number-rows-repeated="104854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1:28:00.1955844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5T11:37:35.711758383</dc:date>
    <meta:editing-duration>PT16M25S</meta:editing-duration>
    <meta:editing-cycles>2</meta:editing-cycles>
    <meta:generator>LibreOffice/24.2.7.2$Linux_X86_64 LibreOffice_project/420$Build-2</meta:generator>
    <meta:document-statistic meta:table-count="1" meta:cell-count="624" meta:object-count="0"/>
  </office:meta>
</office:document-meta>
</file>